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4fc1ff" loext:opacity="100%"/>
    </style:style>
    <style:style style:name="T10" style:family="text">
      <style:text-properties fo:color="#6a9955" loext:opacity="100%"/>
    </style:style>
    <style:style style:name="T11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First, backup your current file</text:p>
      <text:p text:style-name="P1">#cp scripts/era5_analysis_01.py scripts/era5_analysis_01.py.backup</text:p>
      <text:p text:style-name="P2"/>
      <text:p text:style-name="P1"># Create a corrected version</text:p>
      <text:p text:style-name="P1">#cat &gt; scripts/era5_analysis_01.py &lt;&lt; 'EOF'</text:p>
      <text:p text:style-name="P1">#!/usr/bin/env python3</text:p>
      <text:p text:style-name="P3">"""</text:p>
      <text:p text:style-name="P3">ERA5 Analysis for Kariba Wind Study</text:p>
      <text:p text:style-name="P3">Downloads and processes ERA5 data for Lake Kariba region</text:p>
      <text:p text:style-name="P3">"""</text:p>
      <text:p text:style-name="P4"><text:span text:style-name="T1">import</text:span> <text:span text:style-name="T2">os</text:span></text:p>
      <text:p text:style-name="P4"><text:span text:style-name="T1">import</text:span> <text:span text:style-name="T2">sys</text:span></text:p>
      <text:p text:style-name="P4"><text:span text:style-name="T1">import</text:span> <text:span text:style-name="T2">time</text:span></text:p>
      <text:p text:style-name="P4"><text:span text:style-name="T1">import</text:span> <text:span text:style-name="T2">json</text:span></text:p>
      <text:p text:style-name="P4"><text:span text:style-name="T1">from</text:span> <text:span text:style-name="T2">pathlib</text:span> <text:span text:style-name="T1">import</text:span> <text:span text:style-name="T2">Path</text:span></text:p>
      <text:p text:style-name="P4"><text:span text:style-name="T1">import</text:span> <text:span text:style-name="T2">numpy</text:span> <text:span text:style-name="T1">as</text:span> <text:span text:style-name="T2">np</text:span></text:p>
      <text:p text:style-name="P4"><text:span text:style-name="T1">import</text:span> <text:span text:style-name="T2">pandas</text:span> <text:span text:style-name="T1">as</text:span> <text:span text:style-name="T2">pd</text:span></text:p>
      <text:p text:style-name="P4"><text:span text:style-name="T1">import</text:span> <text:span text:style-name="T2">xarray</text:span> <text:span text:style-name="T1">as</text:span> <text:span text:style-name="T2">xr</text:span></text:p>
      <text:p text:style-name="P4"><text:span text:style-name="T1">import</text:span> <text:span text:style-name="T2">matplotlib</text:span>.<text:span text:style-name="T2">pyplot</text:span> <text:span text:style-name="T1">as</text:span> <text:span text:style-name="T2">plt</text:span></text:p>
      <text:p text:style-name="P4"><text:span text:style-name="T1">from</text:span> <text:span text:style-name="T2">datetime</text:span> <text:span text:style-name="T1">import</text:span> <text:span text:style-name="T2">datetime</text:span>, <text:span text:style-name="T2">timedelta</text:span></text:p>
      <text:p text:style-name="P4"><text:span text:style-name="T1">import</text:span> <text:span text:style-name="T2">logging</text:span></text:p>
      <text:p text:style-name="P2"/>
      <text:p text:style-name="P1"># Add project root to path</text:p>
      <text:p text:style-name="P4"><text:span text:style-name="T3">project_root</text:span> <text:span text:style-name="T4">=</text:span> <text:span text:style-name="T2">Path</text:span>(<text:span text:style-name="T5">'/home/chawas/deployed/charara_01'</text:span>)</text:p>
      <text:p text:style-name="P4"><text:span text:style-name="T2">sys</text:span>.<text:span text:style-name="T3">path</text:span>.<text:span text:style-name="T6">append</text:span>(<text:span text:style-name="T2">str</text:span>(<text:span text:style-name="T3">project_root</text:span>))</text:p>
      <text:p text:style-name="P2"/>
      <text:p text:style-name="P4"><text:span text:style-name="T7">class</text:span> <text:span text:style-name="T2">ERA5Downloader</text:span>:</text:p>
      <text:p text:style-name="P3">"""Download ERA5 data for Kariba region"""</text:p>
      <text:p text:style-name="P4"><text:span text:style-name="T7">def</text:span> <text:span text:style-name="T6">__init__</text:span>(<text:span text:style-name="T3">self</text:span>, <text:span text:style-name="T3">config_file</text:span><text:span text:style-name="T4">=</text:span><text:span text:style-name="T7">None</text:span>):</text:p>
      <text:p text:style-name="P4"><text:span text:style-name="T1">if</text:span> <text:span text:style-name="T3">config_file</text:span> <text:span text:style-name="T7">is</text:span> <text:span text:style-name="T7">None</text:span>:</text:p>
      <text:p text:style-name="P1"># Use default config path</text:p>
      <text:p text:style-name="P4"><text:span text:style-name="T3">config_file</text:span> <text:span text:style-name="T4">=</text:span> <text:span text:style-name="T3">project_root</text:span> <text:span text:style-name="T6">/</text:span> <text:span text:style-name="T5">'config'</text:span> <text:span text:style-name="T6">/</text:span> <text:span text:style-name="T5">'kariba_config.yaml'</text:span></text:p>
      <text:p text:style-name="P1"># Load configuration</text:p>
      <text:p text:style-name="P4"><text:span text:style-name="T1">try</text:span>:</text:p>
      <text:p text:style-name="P4"><text:span text:style-name="T1">import</text:span> <text:span text:style-name="T2">yaml</text:span></text:p>
      <text:p text:style-name="P4"><text:span text:style-name="T1">with</text:span> <text:span text:style-name="T6">open</text:span>(<text:span text:style-name="T3">config_file</text:span>, <text:span text:style-name="T5">'r'</text:span>) <text:span text:style-name="T1">as</text:span> <text:span text:style-name="T3">f</text:span>:</text:p>
      <text:p text:style-name="P4"><text:span text:style-name="T3">self</text:span>.<text:span text:style-name="T3">config</text:span> <text:span text:style-name="T4">=</text:span> <text:span text:style-name="T2">yaml</text:span>.<text:span text:style-name="T6">safe_load</text:span>(<text:span text:style-name="T3">f</text:span>)</text:p>
      <text:p text:style-name="P4"><text:span text:style-name="T1">except</text:span> <text:span text:style-name="T2">FileNotFoundError</text:span>:</text:p>
      <text:p text:style-name="P4"><text:span text:style-name="T6">print</text:span>(<text:span text:style-name="T7">f</text:span><text:span text:style-name="T5">"Config file not found: </text:span><text:span text:style-name="T7">{</text:span><text:span text:style-name="T3">config_file</text:span><text:span text:style-name="T7">}</text:span><text:span text:style-name="T5">"</text:span>)</text:p>
      <text:p text:style-name="P4"><text:span text:style-name="T6">print</text:span>(<text:span text:style-name="T5">"Using default configuration..."</text:span>)</text:p>
      <text:p text:style-name="P4"><text:span text:style-name="T3">self</text:span>.<text:span text:style-name="T3">config</text:span> <text:span text:style-name="T4">=</text:span> <text:span text:style-name="T3">self</text:span>.<text:span text:style-name="T6">_default_config</text:span>()</text:p>
      <text:p text:style-name="P1"># Setup paths</text:p>
      <text:p text:style-name="P4"><text:span text:style-name="T3">self</text:span>.<text:span text:style-name="T3">project_dir</text:span> <text:span text:style-name="T4">=</text:span> <text:span text:style-name="T3">project_root</text:span></text:p>
      <text:p text:style-name="P4"><text:span text:style-name="T3">self</text:span>.<text:span text:style-name="T3">data_dir</text:span> <text:span text:style-name="T4">=</text:span> <text:span text:style-name="T3">self</text:span>.<text:span text:style-name="T3">project_dir</text:span> <text:span text:style-name="T6">/</text:span> <text:span text:style-name="T5">'data'</text:span> <text:span text:style-name="T6">/</text:span> <text:span text:style-name="T5">'era5'</text:span></text:p>
      <text:p text:style-name="P4"><text:span text:style-name="T3">self</text:span>.<text:span text:style-name="T3">data_dir</text:span>.<text:span text:style-name="T6">mkdir</text:span>(<text:span text:style-name="T3">parents</text:span><text:span text:style-name="T4">=</text:span><text:span text:style-name="T7">True</text:span>, <text:span text:style-name="T3">exist_ok</text:span><text:span text:style-name="T4">=</text:span><text:span text:style-name="T7">True</text:span>)</text:p>
      <text:p text:style-name="P1"># Setup logger</text:p>
      <text:p text:style-name="P4"><text:span text:style-name="T3">self</text:span>.<text:span text:style-name="T3">logger</text:span> <text:span text:style-name="T4">=</text:span> <text:span text:style-name="T3">self</text:span>.<text:span text:style-name="T6">_setup_logger</text:span>()</text:p>
      <text:p text:style-name="P1"># Test CDS API</text:p>
      <text:p text:style-name="P4"><text:span text:style-name="T3">self</text:span>.<text:span text:style-name="T6">_test_cdsapi</text:span>()</text:p>
      <text:p text:style-name="P4"><text:span text:style-name="T7">def</text:span> <text:span text:style-name="T6">_default_config</text:span>(<text:span text:style-name="T3">self</text:span>):</text:p>
      <text:p text:style-name="P3"><text:soft-page-break/>"""Default configuration if file doesn't exist"""</text:p>
      <text:p text:style-name="P4"><text:span text:style-name="T1">return</text:span> {</text:p>
      <text:p text:style-name="P4"><text:span text:style-name="T5">'project'</text:span>: {</text:p>
      <text:p text:style-name="P4"><text:span text:style-name="T5">'start_year'</text:span>: <text:span text:style-name="T8">1990</text:span>,</text:p>
      <text:p text:style-name="P4"><text:span text:style-name="T5">'end_year'</text:span>: <text:span text:style-name="T8">2020</text:span></text:p>
      <text:p text:style-name="P4">},</text:p>
      <text:p text:style-name="P4"><text:span text:style-name="T5">'lake'</text:span>: {</text:p>
      <text:p text:style-name="P4"><text:span text:style-name="T5">'charara_point'</text:span>: [<text:span text:style-name="T4">-</text:span><text:span text:style-name="T8">16.53</text:span>, <text:span text:style-name="T8">28.83</text:span>],</text:p>
      <text:p text:style-name="P4"><text:span text:style-name="T5">'coordinates'</text:span>: {</text:p>
      <text:p text:style-name="P4"><text:span text:style-name="T5">'north'</text:span>: <text:span text:style-name="T4">-</text:span><text:span text:style-name="T8">15.75</text:span>,</text:p>
      <text:p text:style-name="P4"><text:span text:style-name="T5">'south'</text:span>: <text:span text:style-name="T4">-</text:span><text:span text:style-name="T8">17.25</text:span>,</text:p>
      <text:p text:style-name="P4"><text:span text:style-name="T5">'west'</text:span>: <text:span text:style-name="T8">27.25</text:span>,</text:p>
      <text:p text:style-name="P4"><text:span text:style-name="T5">'east'</text:span>: <text:span text:style-name="T8">29.00</text:span></text:p>
      <text:p text:style-name="P4">}</text:p>
      <text:p text:style-name="P4">},</text:p>
      <text:p text:style-name="P4"><text:span text:style-name="T5">'era5'</text:span>: {</text:p>
      <text:p text:style-name="P4"><text:span text:style-name="T5">'variables'</text:span>: [</text:p>
      <text:p text:style-name="P4"><text:span text:style-name="T5">'10m_u_component_of_wind'</text:span>,</text:p>
      <text:p text:style-name="P4"><text:span text:style-name="T5">'10m_v_component_of_wind'</text:span>,</text:p>
      <text:p text:style-name="P3">'2m_temperature'</text:p>
      <text:p text:style-name="P4">],</text:p>
      <text:p text:style-name="P4"><text:span text:style-name="T5">'region'</text:span>: [<text:span text:style-name="T4">-</text:span><text:span text:style-name="T8">10.0</text:span>, <text:span text:style-name="T8">26.0</text:span>, <text:span text:style-name="T4">-</text:span><text:span text:style-name="T8">18.0</text:span>, <text:span text:style-name="T8">30.0</text:span>]</text:p>
      <text:p text:style-name="P4">}</text:p>
      <text:p text:style-name="P4">}</text:p>
      <text:p text:style-name="P4"><text:span text:style-name="T7">def</text:span> <text:span text:style-name="T6">_setup_logger</text:span>(<text:span text:style-name="T3">self</text:span>):</text:p>
      <text:p text:style-name="P3">"""Setup logging"""</text:p>
      <text:p text:style-name="P4"><text:span text:style-name="T3">log_dir</text:span> <text:span text:style-name="T4">=</text:span> <text:span text:style-name="T3">self</text:span>.<text:span text:style-name="T3">project_dir</text:span> <text:span text:style-name="T6">/</text:span> <text:span text:style-name="T5">'logs'</text:span></text:p>
      <text:p text:style-name="P4"><text:span text:style-name="T3">log_dir</text:span>.<text:span text:style-name="T6">mkdir</text:span>(<text:span text:style-name="T3">exist_ok</text:span><text:span text:style-name="T4">=</text:span><text:span text:style-name="T7">True</text:span>)</text:p>
      <text:p text:style-name="P4"><text:span text:style-name="T2">logging</text:span>.<text:span text:style-name="T6">basicConfig</text:span>(</text:p>
      <text:p text:style-name="P4"><text:span text:style-name="T3">level</text:span><text:span text:style-name="T4">=</text:span><text:span text:style-name="T2">logging</text:span>.<text:span text:style-name="T3">INFO</text:span>,</text:p>
      <text:p text:style-name="P4"><text:span text:style-name="T3">format</text:span><text:span text:style-name="T4">=</text:span><text:span text:style-name="T5">'</text:span><text:span text:style-name="T7">%(asctime)s</text:span><text:span text:style-name="T5"> - </text:span><text:span text:style-name="T7">%(name)s</text:span><text:span text:style-name="T5"> - </text:span><text:span text:style-name="T7">%(levelname)s</text:span><text:span text:style-name="T5"> - </text:span><text:span text:style-name="T7">%(message)s</text:span><text:span text:style-name="T5">'</text:span>,</text:p>
      <text:p text:style-name="P4"><text:span text:style-name="T3">handlers</text:span><text:span text:style-name="T4">=</text:span>[</text:p>
      <text:p text:style-name="P4"><text:span text:style-name="T2">logging</text:span>.<text:span text:style-name="T2">FileHandler</text:span>(<text:span text:style-name="T3">log_dir</text:span> <text:span text:style-name="T6">/</text:span> <text:span text:style-name="T5">'era5_download.log'</text:span>),</text:p>
      <text:p text:style-name="P4"><text:span text:style-name="T2">logging</text:span>.<text:span text:style-name="T2">StreamHandler</text:span>()</text:p>
      <text:p text:style-name="P4">]</text:p>
      <text:p text:style-name="P4">)</text:p>
      <text:p text:style-name="P4"><text:span text:style-name="T1">return</text:span> <text:span text:style-name="T2">logging</text:span>.<text:span text:style-name="T6">getLogger</text:span>(<text:span text:style-name="T3">__name__</text:span>)</text:p>
      <text:p text:style-name="P4"><text:span text:style-name="T7">def</text:span> <text:span text:style-name="T6">_test_cdsapi</text:span>(<text:span text:style-name="T3">self</text:span>):</text:p>
      <text:p text:style-name="P3">"""Test if CDS API is available"""</text:p>
      <text:p text:style-name="P4"><text:span text:style-name="T3">self</text:span>.<text:span text:style-name="T3">logger</text:span>.<text:span text:style-name="T6">info</text:span>(<text:span text:style-name="T5">"Testing CDS API..."</text:span>)</text:p>
      <text:p text:style-name="P4"><text:span text:style-name="T1">try</text:span>:</text:p>
      <text:p text:style-name="P4"><text:span text:style-name="T1">import</text:span> <text:span text:style-name="T2">cdsapi</text:span></text:p>
      <text:p text:style-name="P4"><text:span text:style-name="T3">self</text:span>.<text:span text:style-name="T3">logger</text:span>.<text:span text:style-name="T6">info</text:span>(<text:span text:style-name="T5">"✓ CDS API available"</text:span>)</text:p>
      <text:p text:style-name="P4"><text:span text:style-name="T1">return</text:span> <text:span text:style-name="T7">True</text:span></text:p>
      <text:p text:style-name="P4"><text:span text:style-name="T1">except</text:span> <text:span text:style-name="T2">ImportError</text:span>:</text:p>
      <text:p text:style-name="P4"><text:span text:style-name="T3">self</text:span>.<text:span text:style-name="T3">logger</text:span>.<text:span text:style-name="T6">error</text:span>(<text:span text:style-name="T5">"✗ CDS API not installed. Install with: pip install cdsapi"</text:span>)</text:p>
      <text:p text:style-name="P4"><text:span text:style-name="T1">return</text:span> <text:span text:style-name="T7">False</text:span></text:p>
      <text:p text:style-name="P4"><text:span text:style-name="T1">except</text:span> <text:span text:style-name="T2">Exception</text:span> <text:span text:style-name="T1">as</text:span> <text:span text:style-name="T3">e</text:span>:</text:p>
      <text:p text:style-name="P4"><text:span text:style-name="T3">self</text:span>.<text:span text:style-name="T3">logger</text:span>.<text:span text:style-name="T6">error</text:span>(<text:span text:style-name="T7">f</text:span><text:span text:style-name="T5">"✗ CDS API error: </text:span><text:span text:style-name="T7">{</text:span><text:span text:style-name="T3">e</text:span><text:span text:style-name="T7">}</text:span><text:span text:style-name="T5">"</text:span>)</text:p>
      <text:p text:style-name="P4"><text:span text:style-name="T1">return</text:span> <text:span text:style-name="T7">False</text:span></text:p>
      <text:p text:style-name="P4"><text:soft-page-break/><text:span text:style-name="T7">def</text:span> <text:span text:style-name="T6">download_data</text:span>(<text:span text:style-name="T3">self</text:span>, <text:span text:style-name="T3">start_year</text:span><text:span text:style-name="T4">=</text:span><text:span text:style-name="T7">None</text:span>, <text:span text:style-name="T3">end_year</text:span><text:span text:style-name="T4">=</text:span><text:span text:style-name="T7">None</text:span>, <text:span text:style-name="T3">force</text:span><text:span text:style-name="T4">=</text:span><text:span text:style-name="T7">False</text:span>):</text:p>
      <text:p text:style-name="P3">"""Download ERA5 data"""</text:p>
      <text:p text:style-name="P4"><text:span text:style-name="T1">if</text:span> <text:span text:style-name="T7">not</text:span> <text:span text:style-name="T3">self</text:span>.<text:span text:style-name="T6">_test_cdsapi</text:span>():</text:p>
      <text:p text:style-name="P4"><text:span text:style-name="T3">self</text:span>.<text:span text:style-name="T3">logger</text:span>.<text:span text:style-name="T6">error</text:span>(<text:span text:style-name="T5">"Cannot download without CDS API"</text:span>)</text:p>
      <text:p text:style-name="P4"><text:span text:style-name="T1">return</text:span> []</text:p>
      <text:p text:style-name="P4"><text:span text:style-name="T1">import</text:span> <text:span text:style-name="T2">cdsapi</text:span></text:p>
      <text:p text:style-name="P1"># Use config years if not specified</text:p>
      <text:p text:style-name="P4"><text:span text:style-name="T1">if</text:span> <text:span text:style-name="T3">start_year</text:span> <text:span text:style-name="T7">is</text:span> <text:span text:style-name="T7">None</text:span>:</text:p>
      <text:p text:style-name="P4"><text:span text:style-name="T3">start_year</text:span> <text:span text:style-name="T4">=</text:span> <text:span text:style-name="T3">self</text:span>.<text:span text:style-name="T3">config</text:span>[<text:span text:style-name="T5">'project'</text:span>][<text:span text:style-name="T5">'start_year'</text:span>]</text:p>
      <text:p text:style-name="P4"><text:span text:style-name="T1">if</text:span> <text:span text:style-name="T3">end_year</text:span> <text:span text:style-name="T7">is</text:span> <text:span text:style-name="T7">None</text:span>:</text:p>
      <text:p text:style-name="P4"><text:span text:style-name="T3">end_year</text:span> <text:span text:style-name="T4">=</text:span> <text:span text:style-name="T3">self</text:span>.<text:span text:style-name="T3">config</text:span>[<text:span text:style-name="T5">'project'</text:span>][<text:span text:style-name="T5">'end_year'</text:span>]</text:p>
      <text:p text:style-name="P4"><text:span text:style-name="T3">self</text:span>.<text:span text:style-name="T3">logger</text:span>.<text:span text:style-name="T6">info</text:span>(<text:span text:style-name="T7">f</text:span><text:span text:style-name="T5">"Downloading ERA5 data for </text:span><text:span text:style-name="T7">{</text:span><text:span text:style-name="T3">start_year</text:span><text:span text:style-name="T7">}</text:span><text:span text:style-name="T5">-</text:span><text:span text:style-name="T7">{</text:span><text:span text:style-name="T3">end_year</text:span><text:span text:style-name="T7">}</text:span><text:span text:style-name="T5">"</text:span>)</text:p>
      <text:p text:style-name="P4"><text:span text:style-name="T3">c</text:span> <text:span text:style-name="T4">=</text:span> <text:span text:style-name="T2">cdsapi</text:span>.<text:span text:style-name="T3">Client</text:span>()</text:p>
      <text:p text:style-name="P4"><text:span text:style-name="T3">downloaded_files</text:span> <text:span text:style-name="T4">=</text:span> []</text:p>
      <text:p text:style-name="P4"><text:span text:style-name="T1">for</text:span> <text:span text:style-name="T3">year</text:span> <text:span text:style-name="T1">in</text:span> <text:span text:style-name="T2">range</text:span>(<text:span text:style-name="T3">start_year</text:span>, <text:span text:style-name="T3">end_year</text:span> <text:span text:style-name="T4">+</text:span> <text:span text:style-name="T8">1</text:span>):</text:p>
      <text:p text:style-name="P4"><text:span text:style-name="T3">self</text:span>.<text:span text:style-name="T3">logger</text:span>.<text:span text:style-name="T6">info</text:span>(<text:span text:style-name="T7">f</text:span><text:span text:style-name="T5">"Processing year </text:span><text:span text:style-name="T7">{</text:span><text:span text:style-name="T3">year</text:span><text:span text:style-name="T7">}</text:span><text:span text:style-name="T5">"</text:span>)</text:p>
      <text:p text:style-name="P4"><text:span text:style-name="T1">for</text:span> <text:span text:style-name="T3">month</text:span> <text:span text:style-name="T1">in</text:span> <text:span text:style-name="T2">range</text:span>(<text:span text:style-name="T8">1</text:span>, <text:span text:style-name="T8">13</text:span>):</text:p>
      <text:p text:style-name="P4"><text:span text:style-name="T3">filename</text:span> <text:span text:style-name="T4">=</text:span> <text:span text:style-name="T3">self</text:span>.<text:span text:style-name="T3">data_dir</text:span> <text:span text:style-name="T6">/</text:span> <text:span text:style-name="T7">f</text:span><text:span text:style-name="T5">'era5_kariba_</text:span><text:span text:style-name="T7">{</text:span><text:span text:style-name="T3">year</text:span><text:span text:style-name="T7">}</text:span><text:span text:style-name="T5">_</text:span><text:span text:style-name="T7">{</text:span><text:span text:style-name="T3">month</text:span><text:span text:style-name="T7">:02d}</text:span><text:span text:style-name="T5">.nc'</text:span></text:p>
      <text:p text:style-name="P1"># Skip if file exists and not forcing</text:p>
      <text:p text:style-name="P4"><text:span text:style-name="T1">if</text:span> <text:span text:style-name="T3">filename</text:span>.<text:span text:style-name="T6">exists</text:span>() <text:span text:style-name="T7">and</text:span> <text:span text:style-name="T7">not</text:span> <text:span text:style-name="T3">force</text:span>:</text:p>
      <text:p text:style-name="P4"><text:span text:style-name="T3">self</text:span>.<text:span text:style-name="T3">logger</text:span>.<text:span text:style-name="T6">info</text:span>(<text:span text:style-name="T7">f</text:span><text:span text:style-name="T5">" Month </text:span><text:span text:style-name="T7">{</text:span><text:span text:style-name="T3">month</text:span><text:span text:style-name="T7">:02d}</text:span><text:span text:style-name="T5">: File exists"</text:span>)</text:p>
      <text:p text:style-name="P4"><text:span text:style-name="T3">downloaded_files</text:span>.<text:span text:style-name="T6">append</text:span>(<text:span text:style-name="T3">filename</text:span>)</text:p>
      <text:p text:style-name="P5">continue</text:p>
      <text:p text:style-name="P4"><text:span text:style-name="T3">self</text:span>.<text:span text:style-name="T3">logger</text:span>.<text:span text:style-name="T6">info</text:span>(<text:span text:style-name="T7">f</text:span><text:span text:style-name="T5">" Month </text:span><text:span text:style-name="T7">{</text:span><text:span text:style-name="T3">month</text:span><text:span text:style-name="T7">:02d}</text:span><text:span text:style-name="T5">: Downloading..."</text:span>)</text:p>
      <text:p text:style-name="P4"><text:span text:style-name="T1">try</text:span>:</text:p>
      <text:p text:style-name="P1"># Prepare request</text:p>
      <text:p text:style-name="P4"><text:span text:style-name="T3">request</text:span> <text:span text:style-name="T4">=</text:span> {</text:p>
      <text:p text:style-name="P4"><text:span text:style-name="T5">'product_type'</text:span>: <text:span text:style-name="T5">'reanalysis'</text:span>,</text:p>
      <text:p text:style-name="P4"><text:span text:style-name="T5">'variable'</text:span>: <text:span text:style-name="T3">self</text:span>.<text:span text:style-name="T3">config</text:span>[<text:span text:style-name="T5">'era5'</text:span>][<text:span text:style-name="T5">'variables'</text:span>],</text:p>
      <text:p text:style-name="P4"><text:span text:style-name="T5">'year'</text:span>: <text:span text:style-name="T2">str</text:span>(<text:span text:style-name="T3">year</text:span>),</text:p>
      <text:p text:style-name="P4"><text:span text:style-name="T5">'month'</text:span>: <text:span text:style-name="T7">f</text:span><text:span text:style-name="T5">'</text:span><text:span text:style-name="T7">{</text:span><text:span text:style-name="T3">month</text:span><text:span text:style-name="T7">:02d}</text:span><text:span text:style-name="T5">'</text:span>,</text:p>
      <text:p text:style-name="P4"><text:span text:style-name="T5">'day'</text:span>: [<text:span text:style-name="T7">f</text:span><text:span text:style-name="T5">'</text:span><text:span text:style-name="T7">{</text:span><text:span text:style-name="T3">d</text:span><text:span text:style-name="T7">:02d}</text:span><text:span text:style-name="T5">'</text:span> <text:span text:style-name="T1">for</text:span> <text:span text:style-name="T3">d</text:span> <text:span text:style-name="T1">in</text:span> <text:span text:style-name="T2">range</text:span>(<text:span text:style-name="T8">1</text:span>, <text:span text:style-name="T8">32</text:span>)],</text:p>
      <text:p text:style-name="P4"><text:span text:style-name="T5">'time'</text:span>: [<text:span text:style-name="T7">f</text:span><text:span text:style-name="T5">'</text:span><text:span text:style-name="T7">{</text:span><text:span text:style-name="T3">h</text:span><text:span text:style-name="T7">:02d}</text:span><text:span text:style-name="T5">:00'</text:span> <text:span text:style-name="T1">for</text:span> <text:span text:style-name="T3">h</text:span> <text:span text:style-name="T1">in</text:span> <text:span text:style-name="T2">range</text:span>(<text:span text:style-name="T8">24</text:span>)],</text:p>
      <text:p text:style-name="P4"><text:span text:style-name="T5">'area'</text:span>: <text:span text:style-name="T3">self</text:span>.<text:span text:style-name="T3">config</text:span>[<text:span text:style-name="T5">'era5'</text:span>][<text:span text:style-name="T5">'region'</text:span>],</text:p>
      <text:p text:style-name="P4"><text:span text:style-name="T5">'format'</text:span>: <text:span text:style-name="T5">'netcdf'</text:span>,</text:p>
      <text:p text:style-name="P4">}</text:p>
      <text:p text:style-name="P1"># Download</text:p>
      <text:p text:style-name="P4"><text:span text:style-name="T3">c</text:span>.<text:span text:style-name="T6">retrieve</text:span>(<text:span text:style-name="T5">'reanalysis-era5-single-levels'</text:span>, <text:span text:style-name="T3">request</text:span>, <text:span text:style-name="T2">str</text:span>(<text:span text:style-name="T3">filename</text:span>))</text:p>
      <text:p text:style-name="P4"><text:span text:style-name="T3">self</text:span>.<text:span text:style-name="T3">logger</text:span>.<text:span text:style-name="T6">info</text:span>(<text:span text:style-name="T7">f</text:span><text:span text:style-name="T5">" Month </text:span><text:span text:style-name="T7">{</text:span><text:span text:style-name="T3">month</text:span><text:span text:style-name="T7">:02d}</text:span><text:span text:style-name="T5">: Downloaded"</text:span>)</text:p>
      <text:p text:style-name="P4"><text:span text:style-name="T3">downloaded_files</text:span>.<text:span text:style-name="T6">append</text:span>(<text:span text:style-name="T3">filename</text:span>)</text:p>
      <text:p text:style-name="P1"># Be nice to the API</text:p>
      <text:p text:style-name="P4"><text:span text:style-name="T2">time</text:span>.<text:span text:style-name="T6">sleep</text:span>(<text:span text:style-name="T8">2</text:span>)</text:p>
      <text:p text:style-name="P4"><text:span text:style-name="T1">except</text:span> <text:span text:style-name="T2">Exception</text:span> <text:span text:style-name="T1">as</text:span> <text:span text:style-name="T3">e</text:span>:</text:p>
      <text:p text:style-name="P4"><text:span text:style-name="T3">self</text:span>.<text:span text:style-name="T3">logger</text:span>.<text:span text:style-name="T6">error</text:span>(<text:span text:style-name="T7">f</text:span><text:span text:style-name="T5">" Month </text:span><text:span text:style-name="T7">{</text:span><text:span text:style-name="T3">month</text:span><text:span text:style-name="T7">:02d}</text:span><text:span text:style-name="T5">: Error - </text:span><text:span text:style-name="T7">{</text:span><text:span text:style-name="T3">e</text:span><text:span text:style-name="T7">}</text:span><text:span text:style-name="T5">"</text:span>)</text:p>
      <text:p text:style-name="P5">continue</text:p>
      <text:p text:style-name="P4"><text:span text:style-name="T3">self</text:span>.<text:span text:style-name="T3">logger</text:span>.<text:span text:style-name="T6">info</text:span>(<text:span text:style-name="T7">f</text:span><text:span text:style-name="T5">"Download complete. </text:span><text:span text:style-name="T7">{</text:span><text:span text:style-name="T6">len</text:span>(<text:span text:style-name="T3">downloaded_files</text:span>)<text:span text:style-name="T7">}</text:span><text:span text:style-name="T5"> files downloaded."</text:span>)</text:p>
      <text:p text:style-name="P4"><text:span text:style-name="T1">return</text:span> <text:span text:style-name="T3">downloaded_files</text:span></text:p>
      <text:p text:style-name="P4"><text:span text:style-name="T7">def</text:span> <text:span text:style-name="T6">process_downloaded_data</text:span>(<text:span text:style-name="T3">self</text:span>, <text:span text:style-name="T3">era5_files</text:span><text:span text:style-name="T4">=</text:span><text:span text:style-name="T7">None</text:span>):</text:p>
      <text:p text:style-name="P3">"""Process downloaded ERA5 data"""</text:p>
      <text:p text:style-name="P4"><text:span text:style-name="T3">self</text:span>.<text:span text:style-name="T3">logger</text:span>.<text:span text:style-name="T6">info</text:span>(<text:span text:style-name="T5">"Processing ERA5 data..."</text:span>)</text:p>
      <text:p text:style-name="P4"><text:soft-page-break/><text:span text:style-name="T1">if</text:span> <text:span text:style-name="T3">era5_files</text:span> <text:span text:style-name="T7">is</text:span> <text:span text:style-name="T7">None</text:span>:</text:p>
      <text:p text:style-name="P1"># Find all ERA5 files</text:p>
      <text:p text:style-name="P4"><text:span text:style-name="T3">era5_files</text:span> <text:span text:style-name="T4">=</text:span> <text:span text:style-name="T6">sorted</text:span>(<text:span text:style-name="T3">self</text:span>.<text:span text:style-name="T3">data_dir</text:span>.<text:span text:style-name="T6">glob</text:span>(<text:span text:style-name="T5">'era5_kariba_*.nc'</text:span>))</text:p>
      <text:p text:style-name="P4"><text:span text:style-name="T1">if</text:span> <text:span text:style-name="T7">not</text:span> <text:span text:style-name="T3">era5_files</text:span>:</text:p>
      <text:p text:style-name="P4"><text:span text:style-name="T3">self</text:span>.<text:span text:style-name="T3">logger</text:span>.<text:span text:style-name="T6">error</text:span>(<text:span text:style-name="T5">"No ERA5 files found"</text:span>)</text:p>
      <text:p text:style-name="P4"><text:span text:style-name="T1">return</text:span> <text:span text:style-name="T7">None</text:span></text:p>
      <text:p text:style-name="P4"><text:span text:style-name="T3">self</text:span>.<text:span text:style-name="T3">logger</text:span>.<text:span text:style-name="T6">info</text:span>(<text:span text:style-name="T7">f</text:span><text:span text:style-name="T5">"Found </text:span><text:span text:style-name="T7">{</text:span><text:span text:style-name="T6">len</text:span>(<text:span text:style-name="T3">era5_files</text:span>)<text:span text:style-name="T7">}</text:span><text:span text:style-name="T5"> ERA5 files"</text:span>)</text:p>
      <text:p text:style-name="P1"># Process in chunks to avoid memory issues</text:p>
      <text:p text:style-name="P4"><text:span text:style-name="T3">processed_dir</text:span> <text:span text:style-name="T4">=</text:span> <text:span text:style-name="T3">self</text:span>.<text:span text:style-name="T3">project_dir</text:span> <text:span text:style-name="T6">/</text:span> <text:span text:style-name="T5">'data'</text:span> <text:span text:style-name="T6">/</text:span> <text:span text:style-name="T5">'era5_processed'</text:span></text:p>
      <text:p text:style-name="P4"><text:span text:style-name="T3">processed_dir</text:span>.<text:span text:style-name="T6">mkdir</text:span>(<text:span text:style-name="T3">parents</text:span><text:span text:style-name="T4">=</text:span><text:span text:style-name="T7">True</text:span>, <text:span text:style-name="T3">exist_ok</text:span><text:span text:style-name="T4">=</text:span><text:span text:style-name="T7">True</text:span>)</text:p>
      <text:p text:style-name="P1"># Process each year separately</text:p>
      <text:p text:style-name="P4"><text:span text:style-name="T3">yearly_datasets</text:span> <text:span text:style-name="T4">=</text:span> []</text:p>
      <text:p text:style-name="P1"># Group files by year</text:p>
      <text:p text:style-name="P4"><text:span text:style-name="T3">files_by_year</text:span> <text:span text:style-name="T4">=</text:span> {}</text:p>
      <text:p text:style-name="P4"><text:span text:style-name="T1">for</text:span> <text:span text:style-name="T3">file</text:span> <text:span text:style-name="T1">in</text:span> <text:span text:style-name="T3">era5_files</text:span>:</text:p>
      <text:p text:style-name="P4"><text:span text:style-name="T3">year</text:span> <text:span text:style-name="T4">=</text:span> <text:span text:style-name="T2">int</text:span>(<text:span text:style-name="T3">file</text:span>.<text:span text:style-name="T3">stem</text:span>.<text:span text:style-name="T6">split</text:span>(<text:span text:style-name="T5">'_'</text:span>)[<text:span text:style-name="T8">2</text:span>])</text:p>
      <text:p text:style-name="P4"><text:span text:style-name="T1">if</text:span> <text:span text:style-name="T3">year</text:span> <text:span text:style-name="T7">not</text:span> <text:span text:style-name="T7">in</text:span> <text:span text:style-name="T3">files_by_year</text:span>:</text:p>
      <text:p text:style-name="P4"><text:span text:style-name="T3">files_by_year</text:span>[<text:span text:style-name="T3">year</text:span>] <text:span text:style-name="T4">=</text:span> []</text:p>
      <text:p text:style-name="P4"><text:span text:style-name="T3">files_by_year</text:span>[<text:span text:style-name="T3">year</text:span>].append(<text:span text:style-name="T3">file</text:span>)</text:p>
      <text:p text:style-name="P4"><text:span text:style-name="T1">for</text:span> <text:span text:style-name="T3">year</text:span>, <text:span text:style-name="T3">year_files</text:span> <text:span text:style-name="T1">in</text:span> <text:span text:style-name="T3">files_by_year</text:span>.<text:span text:style-name="T6">items</text:span>():</text:p>
      <text:p text:style-name="P4"><text:span text:style-name="T3">self</text:span>.<text:span text:style-name="T3">logger</text:span>.<text:span text:style-name="T6">info</text:span>(<text:span text:style-name="T7">f</text:span><text:span text:style-name="T5">"Processing year </text:span><text:span text:style-name="T7">{</text:span><text:span text:style-name="T3">year</text:span><text:span text:style-name="T7">}</text:span><text:span text:style-name="T5">..."</text:span>)</text:p>
      <text:p text:style-name="P4"><text:span text:style-name="T1">try</text:span>:</text:p>
      <text:p text:style-name="P1"># Open and combine monthly files for this year</text:p>
      <text:p text:style-name="P4"><text:span text:style-name="T3">ds_list</text:span> <text:span text:style-name="T4">=</text:span> []</text:p>
      <text:p text:style-name="P4"><text:span text:style-name="T1">for</text:span> <text:span text:style-name="T3">file</text:span> <text:span text:style-name="T1">in</text:span> <text:span text:style-name="T6">sorted</text:span>(<text:span text:style-name="T3">year_files</text:span>):</text:p>
      <text:p text:style-name="P4"><text:span text:style-name="T3">ds</text:span> <text:span text:style-name="T4">=</text:span> <text:span text:style-name="T2">xr</text:span>.<text:span text:style-name="T6">open_dataset</text:span>(<text:span text:style-name="T3">file</text:span>)</text:p>
      <text:p text:style-name="P4"><text:span text:style-name="T3">ds_list</text:span>.<text:span text:style-name="T6">append</text:span>(<text:span text:style-name="T3">ds</text:span>)</text:p>
      <text:p text:style-name="P4"><text:span text:style-name="T1">if</text:span> <text:span text:style-name="T3">ds_list</text:span>:</text:p>
      <text:p text:style-name="P4"><text:span text:style-name="T3">ds_year</text:span> <text:span text:style-name="T4">=</text:span> <text:span text:style-name="T2">xr</text:span>.<text:span text:style-name="T6">concat</text:span>(<text:span text:style-name="T3">ds_list</text:span>, <text:span text:style-name="T3">dim</text:span><text:span text:style-name="T4">=</text:span><text:span text:style-name="T5">'time'</text:span>)</text:p>
      <text:p text:style-name="P1"># Calculate wind speed and direction</text:p>
      <text:p text:style-name="P4"><text:span text:style-name="T1">if</text:span> <text:span text:style-name="T5">'u10'</text:span> <text:span text:style-name="T6">in</text:span> <text:span text:style-name="T3">ds_year</text:span> <text:span text:style-name="T7">and</text:span> <text:span text:style-name="T5">'v10'</text:span> <text:span text:style-name="T6">in</text:span> <text:span text:style-name="T3">ds_year</text:span>:</text:p>
      <text:p text:style-name="P4"><text:span text:style-name="T3">ds_year</text:span>[<text:span text:style-name="T5">'wind_speed_10m'</text:span>] <text:span text:style-name="T4">=</text:span> <text:span text:style-name="T2">np</text:span>.<text:span text:style-name="T3">sqrt</text:span>(</text:p>
      <text:p text:style-name="P4"><text:span text:style-name="T3">ds_year</text:span>[<text:span text:style-name="T5">'u10'</text:span>]<text:span text:style-name="T4">**</text:span><text:span text:style-name="T8">2</text:span> <text:span text:style-name="T4">+</text:span> <text:span text:style-name="T3">ds_year</text:span>[<text:span text:style-name="T5">'v10'</text:span>]<text:span text:style-name="T4">**</text:span><text:span text:style-name="T8">2</text:span></text:p>
      <text:p text:style-name="P4">)</text:p>
      <text:p text:style-name="P4"><text:span text:style-name="T3">ds_year</text:span>[<text:span text:style-name="T5">'wind_dir_10m'</text:span>] <text:span text:style-name="T4">=</text:span> (</text:p>
      <text:p text:style-name="P4"><text:span text:style-name="T8">270</text:span> <text:span text:style-name="T4">-</text:span> <text:span text:style-name="T2">np</text:span>.<text:span text:style-name="T3">arctan2</text:span>(<text:span text:style-name="T3">ds_year</text:span>[<text:span text:style-name="T5">'v10'</text:span>], <text:span text:style-name="T3">ds_year</text:span>[<text:span text:style-name="T5">'u10'</text:span>]) <text:span text:style-name="T4">*</text:span> <text:span text:style-name="T8">180</text:span><text:span text:style-name="T4">/</text:span><text:span text:style-name="T2">np</text:span>.<text:span text:style-name="T3">pi</text:span></text:p>
      <text:p text:style-name="P4">) <text:span text:style-name="T4">%</text:span> <text:span text:style-name="T8">360</text:span></text:p>
      <text:p text:style-name="P1"># Convert temperature to Celsius</text:p>
      <text:p text:style-name="P4"><text:span text:style-name="T1">if</text:span> <text:span text:style-name="T5">'t2m'</text:span> <text:span text:style-name="T6">in</text:span> <text:span text:style-name="T3">ds_year</text:span>:</text:p>
      <text:p text:style-name="P4"><text:span text:style-name="T3">ds_year</text:span>[<text:span text:style-name="T5">'temperature_2m'</text:span>] <text:span text:style-name="T4">=</text:span> <text:span text:style-name="T3">ds_year</text:span>[<text:span text:style-name="T5">'t2m'</text:span>] <text:span text:style-name="T4">-</text:span> <text:span text:style-name="T8">273.15</text:span></text:p>
      <text:p text:style-name="P1"># Save yearly dataset</text:p>
      <text:p text:style-name="P4"><text:span text:style-name="T3">yearly_file</text:span> <text:span text:style-name="T4">=</text:span> <text:span text:style-name="T3">processed_dir</text:span> <text:span text:style-name="T6">/</text:span> <text:span text:style-name="T7">f</text:span><text:span text:style-name="T5">'era5_kariba_</text:span><text:span text:style-name="T7">{</text:span><text:span text:style-name="T3">year</text:span><text:span text:style-name="T7">}</text:span><text:span text:style-name="T5">.nc'</text:span></text:p>
      <text:p text:style-name="P4"><text:span text:style-name="T3">ds_year</text:span>.<text:span text:style-name="T6">to_netcdf</text:span>(<text:span text:style-name="T3">yearly_file</text:span>)</text:p>
      <text:p text:style-name="P4"><text:span text:style-name="T3">yearly_datasets</text:span>.<text:span text:style-name="T6">append</text:span>(<text:span text:style-name="T3">yearly_file</text:span>)</text:p>
      <text:p text:style-name="P4"><text:span text:style-name="T3">self</text:span>.<text:span text:style-name="T3">logger</text:span>.<text:span text:style-name="T6">info</text:span>(<text:span text:style-name="T7">f</text:span><text:span text:style-name="T5">" Saved: </text:span><text:span text:style-name="T7">{</text:span><text:span text:style-name="T3">yearly_file</text:span>.<text:span text:style-name="T3">name</text:span><text:span text:style-name="T7">}</text:span><text:span text:style-name="T5">"</text:span>)</text:p>
      <text:p text:style-name="P4"><text:span text:style-name="T1">except</text:span> <text:span text:style-name="T2">Exception</text:span> <text:span text:style-name="T1">as</text:span> <text:span text:style-name="T3">e</text:span>:</text:p>
      <text:p text:style-name="P4"><text:span text:style-name="T3">self</text:span>.<text:span text:style-name="T3">logger</text:span>.<text:span text:style-name="T6">error</text:span>(<text:span text:style-name="T7">f</text:span><text:span text:style-name="T5">" Error processing </text:span><text:span text:style-name="T7">{</text:span><text:span text:style-name="T3">year</text:span><text:span text:style-name="T7">}</text:span><text:span text:style-name="T5">: </text:span><text:span text:style-name="T7">{</text:span><text:span text:style-name="T3">e</text:span><text:span text:style-name="T7">}</text:span><text:span text:style-name="T5">"</text:span>)</text:p>
      <text:p text:style-name="P5">continue</text:p>
      <text:p text:style-name="P1"># Combine all years if we have multiple</text:p>
      <text:p text:style-name="P4"><text:span text:style-name="T1">if</text:span> <text:span text:style-name="T6">len</text:span>(<text:span text:style-name="T3">yearly_datasets</text:span>) <text:span text:style-name="T4">&gt;</text:span> <text:span text:style-name="T8">1</text:span>:</text:p>
      <text:p text:style-name="P4"><text:soft-page-break/><text:span text:style-name="T3">self</text:span>.<text:span text:style-name="T3">logger</text:span>.<text:span text:style-name="T6">info</text:span>(<text:span text:style-name="T5">"Combining all years..."</text:span>)</text:p>
      <text:p text:style-name="P4"><text:span text:style-name="T3">ds_list</text:span> <text:span text:style-name="T4">=</text:span> []</text:p>
      <text:p text:style-name="P4"><text:span text:style-name="T1">for</text:span> <text:span text:style-name="T3">file</text:span> <text:span text:style-name="T1">in</text:span> <text:span text:style-name="T3">yearly_datasets</text:span>:</text:p>
      <text:p text:style-name="P4"><text:span text:style-name="T3">ds</text:span> <text:span text:style-name="T4">=</text:span> <text:span text:style-name="T2">xr</text:span>.<text:span text:style-name="T6">open_dataset</text:span>(<text:span text:style-name="T3">file</text:span>)</text:p>
      <text:p text:style-name="P4"><text:span text:style-name="T3">ds_list</text:span>.<text:span text:style-name="T6">append</text:span>(<text:span text:style-name="T3">ds</text:span>)</text:p>
      <text:p text:style-name="P4"><text:span text:style-name="T3">ds_combined</text:span> <text:span text:style-name="T4">=</text:span> <text:span text:style-name="T2">xr</text:span>.<text:span text:style-name="T6">concat</text:span>(<text:span text:style-name="T3">ds_list</text:span>, <text:span text:style-name="T3">dim</text:span><text:span text:style-name="T4">=</text:span><text:span text:style-name="T5">'time'</text:span>)</text:p>
      <text:p text:style-name="P1"># Save combined dataset</text:p>
      <text:p text:style-name="P4"><text:span text:style-name="T3">combined_file</text:span> <text:span text:style-name="T4">=</text:span> <text:span text:style-name="T3">processed_dir</text:span> <text:span text:style-name="T6">/</text:span> <text:span text:style-name="T5">'era5_kariba_1990_2020.nc'</text:span></text:p>
      <text:p text:style-name="P4"><text:span text:style-name="T3">ds_combined</text:span>.<text:span text:style-name="T6">to_netcdf</text:span>(<text:span text:style-name="T3">combined_file</text:span>)</text:p>
      <text:p text:style-name="P4"><text:span text:style-name="T3">self</text:span>.<text:span text:style-name="T3">logger</text:span>.<text:span text:style-name="T6">info</text:span>(<text:span text:style-name="T7">f</text:span><text:span text:style-name="T5">"Saved combined dataset: </text:span><text:span text:style-name="T7">{</text:span><text:span text:style-name="T3">combined_file</text:span><text:span text:style-name="T7">}</text:span><text:span text:style-name="T5">"</text:span>)</text:p>
      <text:p text:style-name="P4"><text:span text:style-name="T1">return</text:span> <text:span text:style-name="T3">ds_combined</text:span></text:p>
      <text:p text:style-name="P4"><text:span text:style-name="T1">elif</text:span> <text:span text:style-name="T3">yearly_datasets</text:span>:</text:p>
      <text:p text:style-name="P1"># Only one year</text:p>
      <text:p text:style-name="P4"><text:span text:style-name="T3">ds</text:span> <text:span text:style-name="T4">=</text:span> <text:span text:style-name="T2">xr</text:span>.<text:span text:style-name="T6">open_dataset</text:span>(<text:span text:style-name="T3">yearly_datasets</text:span>[<text:span text:style-name="T8">0</text:span>])</text:p>
      <text:p text:style-name="P4"><text:span text:style-name="T1">return</text:span> <text:span text:style-name="T3">ds</text:span></text:p>
      <text:p text:style-name="P4"><text:span text:style-name="T1">else</text:span>:</text:p>
      <text:p text:style-name="P4"><text:span text:style-name="T3">self</text:span>.<text:span text:style-name="T3">logger</text:span>.<text:span text:style-name="T6">error</text:span>(<text:span text:style-name="T5">"No data processed successfully"</text:span>)</text:p>
      <text:p text:style-name="P4"><text:span text:style-name="T1">return</text:span> <text:span text:style-name="T7">None</text:span></text:p>
      <text:p text:style-name="P4"><text:span text:style-name="T7">def</text:span> <text:span text:style-name="T6">extract_charara_data</text:span>(<text:span text:style-name="T3">self</text:span>, <text:span text:style-name="T3">ds_era5</text:span>):</text:p>
      <text:p text:style-name="P3">"""Extract data at Charara point"""</text:p>
      <text:p text:style-name="P4"><text:span text:style-name="T3">self</text:span>.<text:span text:style-name="T3">logger</text:span>.<text:span text:style-name="T6">info</text:span>(<text:span text:style-name="T5">"Extracting Charara point data..."</text:span>)</text:p>
      <text:p text:style-name="P4"><text:span text:style-name="T3">charara_lat</text:span>, <text:span text:style-name="T3">charara_lon</text:span> <text:span text:style-name="T4">=</text:span> <text:span text:style-name="T3">self</text:span>.<text:span text:style-name="T3">config</text:span>[<text:span text:style-name="T5">'lake'</text:span>][<text:span text:style-name="T5">'charara_point'</text:span>]</text:p>
      <text:p text:style-name="P1"># Find nearest grid point</text:p>
      <text:p text:style-name="P4"><text:span text:style-name="T3">lat</text:span> <text:span text:style-name="T4">=</text:span> <text:span text:style-name="T3">ds_era5</text:span>.latitude.values</text:p>
      <text:p text:style-name="P4"><text:span text:style-name="T3">lon</text:span> <text:span text:style-name="T4">=</text:span> <text:span text:style-name="T3">ds_era5</text:span>.longitude.values</text:p>
      <text:p text:style-name="P4"><text:span text:style-name="T3">lat_idx</text:span> <text:span text:style-name="T4">=</text:span> <text:span text:style-name="T2">np</text:span>.<text:span text:style-name="T6">argmin</text:span>(<text:span text:style-name="T2">np</text:span>.<text:span text:style-name="T3">abs</text:span>(<text:span text:style-name="T3">lat</text:span> <text:span text:style-name="T4">-</text:span> <text:span text:style-name="T3">charara_lat</text:span>))</text:p>
      <text:p text:style-name="P4"><text:span text:style-name="T3">lon_idx</text:span> <text:span text:style-name="T4">=</text:span> <text:span text:style-name="T2">np</text:span>.<text:span text:style-name="T6">argmin</text:span>(<text:span text:style-name="T2">np</text:span>.<text:span text:style-name="T3">abs</text:span>(<text:span text:style-name="T3">lon</text:span> <text:span text:style-name="T4">-</text:span> <text:span text:style-name="T3">charara_lon</text:span>))</text:p>
      <text:p text:style-name="P4"><text:span text:style-name="T3">nearest_lat</text:span> <text:span text:style-name="T4">=</text:span> <text:span text:style-name="T3">lat</text:span>[<text:span text:style-name="T3">lat_idx</text:span>]</text:p>
      <text:p text:style-name="P4"><text:span text:style-name="T3">nearest_lon</text:span> <text:span text:style-name="T4">=</text:span> <text:span text:style-name="T3">lon</text:span>[<text:span text:style-name="T3">lon_idx</text:span>]</text:p>
      <text:p text:style-name="P4"><text:span text:style-name="T3">self</text:span>.<text:span text:style-name="T3">logger</text:span>.<text:span text:style-name="T6">info</text:span>(<text:span text:style-name="T7">f</text:span><text:span text:style-name="T5">"Charara coordinates: </text:span><text:span text:style-name="T7">{</text:span><text:span text:style-name="T3">charara_lat</text:span><text:span text:style-name="T7">}</text:span><text:span text:style-name="T5">, </text:span><text:span text:style-name="T7">{</text:span><text:span text:style-name="T3">charara_lon</text:span><text:span text:style-name="T7">}</text:span><text:span text:style-name="T5">"</text:span>)</text:p>
      <text:p text:style-name="P4"><text:span text:style-name="T3">self</text:span>.<text:span text:style-name="T3">logger</text:span>.<text:span text:style-name="T6">info</text:span>(<text:span text:style-name="T7">f</text:span><text:span text:style-name="T5">"Nearest ERA5 grid: </text:span><text:span text:style-name="T7">{</text:span><text:span text:style-name="T3">nearest_lat</text:span><text:span text:style-name="T7">:.3f}</text:span><text:span text:style-name="T5">, </text:span><text:span text:style-name="T7">{</text:span><text:span text:style-name="T3">nearest_lon</text:span><text:span text:style-name="T7">:.3f}</text:span><text:span text:style-name="T5">"</text:span>)</text:p>
      <text:p text:style-name="P1"># Calculate distance</text:p>
      <text:p text:style-name="P4"><text:span text:style-name="T9">R</text:span> <text:span text:style-name="T4">=</text:span> <text:span text:style-name="T8">6371</text:span> <text:span text:style-name="T10"># Earth radius in km</text:span></text:p>
      <text:p text:style-name="P4"><text:span text:style-name="T3">lat1</text:span>, <text:span text:style-name="T3">lon1</text:span>, <text:span text:style-name="T3">lat2</text:span>, <text:span text:style-name="T3">lon2</text:span> <text:span text:style-name="T4">=</text:span> <text:span text:style-name="T2">map</text:span>(<text:span text:style-name="T2">np</text:span>.<text:span text:style-name="T3">radians</text:span>, [<text:span text:style-name="T3">charara_lat</text:span>, <text:span text:style-name="T3">charara_lon</text:span>, <text:span text:style-name="T3">nearest_lat</text:span>, <text:span text:style-name="T3">nearest_lon</text:span>])</text:p>
      <text:p text:style-name="P4"><text:span text:style-name="T3">dlat</text:span> <text:span text:style-name="T4">=</text:span> <text:span text:style-name="T3">lat2</text:span> <text:span text:style-name="T4">-</text:span> <text:span text:style-name="T3">lat1</text:span></text:p>
      <text:p text:style-name="P4"><text:span text:style-name="T3">dlon</text:span> <text:span text:style-name="T4">=</text:span> <text:span text:style-name="T3">lon2</text:span> <text:span text:style-name="T4">-</text:span> <text:span text:style-name="T3">lon1</text:span></text:p>
      <text:p text:style-name="P4"><text:span text:style-name="T3">a</text:span> <text:span text:style-name="T4">=</text:span> <text:span text:style-name="T2">np</text:span>.<text:span text:style-name="T3">sin</text:span>(<text:span text:style-name="T3">dlat</text:span><text:span text:style-name="T4">/</text:span><text:span text:style-name="T8">2</text:span>)<text:span text:style-name="T4">**</text:span><text:span text:style-name="T8">2</text:span> <text:span text:style-name="T4">+</text:span> <text:span text:style-name="T2">np</text:span>.<text:span text:style-name="T3">cos</text:span>(<text:span text:style-name="T3">lat1</text:span>) <text:span text:style-name="T4">*</text:span> <text:span text:style-name="T2">np</text:span>.<text:span text:style-name="T3">cos</text:span>(<text:span text:style-name="T3">lat2</text:span>) <text:span text:style-name="T4">*</text:span> <text:span text:style-name="T2">np</text:span>.<text:span text:style-name="T3">sin</text:span>(<text:span text:style-name="T3">dlon</text:span><text:span text:style-name="T4">/</text:span><text:span text:style-name="T8">2</text:span>)<text:span text:style-name="T4">**</text:span><text:span text:style-name="T8">2</text:span></text:p>
      <text:p text:style-name="P4"><text:span text:style-name="T3">c</text:span> <text:span text:style-name="T4">=</text:span> <text:span text:style-name="T8">2</text:span> <text:span text:style-name="T4">*</text:span> <text:span text:style-name="T2">np</text:span>.<text:span text:style-name="T3">arcsin</text:span>(<text:span text:style-name="T2">np</text:span>.<text:span text:style-name="T3">sqrt</text:span>(<text:span text:style-name="T3">a</text:span>))</text:p>
      <text:p text:style-name="P4"><text:span text:style-name="T3">distance</text:span> <text:span text:style-name="T4">=</text:span> <text:span text:style-name="T9">R</text:span> <text:span text:style-name="T4">*</text:span> <text:span text:style-name="T3">c</text:span></text:p>
      <text:p text:style-name="P4"><text:span text:style-name="T3">self</text:span>.<text:span text:style-name="T3">logger</text:span>.<text:span text:style-name="T6">info</text:span>(<text:span text:style-name="T7">f</text:span><text:span text:style-name="T5">"Grid distance: </text:span><text:span text:style-name="T7">{</text:span><text:span text:style-name="T3">distance</text:span><text:span text:style-name="T7">:.1f}</text:span><text:span text:style-name="T5"> km"</text:span>)</text:p>
      <text:p text:style-name="P1"># Extract timeseries</text:p>
      <text:p text:style-name="P4"><text:span text:style-name="T3">charara_data</text:span> <text:span text:style-name="T4">=</text:span> {</text:p>
      <text:p text:style-name="P4"><text:span text:style-name="T5">'time'</text:span>: <text:span text:style-name="T3">ds_era5</text:span>.time.values,</text:p>
      <text:p text:style-name="P4"><text:span text:style-name="T5">'wind_speed_10m'</text:span>: <text:span text:style-name="T3">ds_era5</text:span>[<text:span text:style-name="T5">'wind_speed_10m'</text:span>][:, <text:span text:style-name="T3">lat_idx</text:span>, <text:span text:style-name="T3">lon_idx</text:span>].values,</text:p>
      <text:p text:style-name="P4"><text:span text:style-name="T5">'wind_dir_10m'</text:span>: <text:span text:style-name="T3">ds_era5</text:span>[<text:span text:style-name="T5">'wind_dir_10m'</text:span>][:, <text:span text:style-name="T3">lat_idx</text:span>, <text:span text:style-name="T3">lon_idx</text:span>].values,</text:p>
      <text:p text:style-name="P4"><text:span text:style-name="T5">'temperature_2m'</text:span>: <text:span text:style-name="T3">ds_era5</text:span>[<text:span text:style-name="T5">'temperature_2m'</text:span>][:, <text:span text:style-name="T3">lat_idx</text:span>, <text:span text:style-name="T3">lon_idx</text:span>].values,</text:p>
      <text:p text:style-name="P4"><text:span text:style-name="T5">'u10'</text:span>: <text:span text:style-name="T3">ds_era5</text:span>[<text:span text:style-name="T5">'u10'</text:span>][:, <text:span text:style-name="T3">lat_idx</text:span>, <text:span text:style-name="T3">lon_idx</text:span>].values,</text:p>
      <text:p text:style-name="P4"><text:span text:style-name="T5">'v10'</text:span>: <text:span text:style-name="T3">ds_era5</text:span>[<text:span text:style-name="T5">'v10'</text:span>][:, <text:span text:style-name="T3">lat_idx</text:span>, <text:span text:style-name="T3">lon_idx</text:span>].values,</text:p>
      <text:p text:style-name="P4">}</text:p>
      <text:p text:style-name="P1"># Create DataFrame</text:p>
      <text:p text:style-name="P4"><text:soft-page-break/><text:span text:style-name="T3">df</text:span> <text:span text:style-name="T4">=</text:span> <text:span text:style-name="T2">pd</text:span>.<text:span text:style-name="T2">DataFrame</text:span>(<text:span text:style-name="T3">charara_data</text:span>)</text:p>
      <text:p text:style-name="P4"><text:span text:style-name="T3">df</text:span>[<text:span text:style-name="T5">'time'</text:span>] <text:span text:style-name="T4">=</text:span> <text:span text:style-name="T2">pd</text:span>.<text:span text:style-name="T6">to_datetime</text:span>(<text:span text:style-name="T3">df</text:span>[<text:span text:style-name="T5">'time'</text:span>])</text:p>
      <text:p text:style-name="P4"><text:span text:style-name="T3">df</text:span>.<text:span text:style-name="T6">set_index</text:span>(<text:span text:style-name="T5">'time'</text:span>, <text:span text:style-name="T3">inplace</text:span><text:span text:style-name="T4">=</text:span><text:span text:style-name="T7">True</text:span>)</text:p>
      <text:p text:style-name="P1"># Save to CSV</text:p>
      <text:p text:style-name="P4"><text:span text:style-name="T3">output_dir</text:span> <text:span text:style-name="T4">=</text:span> <text:span text:style-name="T3">self</text:span>.<text:span text:style-name="T3">project_dir</text:span> <text:span text:style-name="T6">/</text:span> <text:span text:style-name="T5">'outputs'</text:span></text:p>
      <text:p text:style-name="P4"><text:span text:style-name="T3">output_dir</text:span>.<text:span text:style-name="T6">mkdir</text:span>(<text:span text:style-name="T3">parents</text:span><text:span text:style-name="T4">=</text:span><text:span text:style-name="T7">True</text:span>, <text:span text:style-name="T3">exist_ok</text:span><text:span text:style-name="T4">=</text:span><text:span text:style-name="T7">True</text:span>)</text:p>
      <text:p text:style-name="P4"><text:span text:style-name="T3">csv_file</text:span> <text:span text:style-name="T4">=</text:span> <text:span text:style-name="T3">output_dir</text:span> <text:span text:style-name="T6">/</text:span> <text:span text:style-name="T5">'charara_era5_timeseries.csv'</text:span></text:p>
      <text:p text:style-name="P4"><text:span text:style-name="T3">df</text:span>.<text:span text:style-name="T6">to_csv</text:span>(<text:span text:style-name="T3">csv_file</text:span>)</text:p>
      <text:p text:style-name="P4"><text:span text:style-name="T3">self</text:span>.<text:span text:style-name="T3">logger</text:span>.<text:span text:style-name="T6">info</text:span>(<text:span text:style-name="T7">f</text:span><text:span text:style-name="T5">"Saved Charara timeseries: </text:span><text:span text:style-name="T7">{</text:span><text:span text:style-name="T3">csv_file</text:span><text:span text:style-name="T7">}</text:span><text:span text:style-name="T5">"</text:span>)</text:p>
      <text:p text:style-name="P1"># Calculate basic statistics</text:p>
      <text:p text:style-name="P4"><text:span text:style-name="T3">self</text:span>.<text:span text:style-name="T6">_calculate_statistics</text:span>(<text:span text:style-name="T3">df</text:span>)</text:p>
      <text:p text:style-name="P4"><text:span text:style-name="T1">return</text:span> <text:span text:style-name="T3">df</text:span></text:p>
      <text:p text:style-name="P4"><text:span text:style-name="T7">def</text:span> <text:span text:style-name="T6">_calculate_statistics</text:span>(<text:span text:style-name="T3">self</text:span>, <text:span text:style-name="T3">df</text:span>):</text:p>
      <text:p text:style-name="P3">"""Calculate basic wind statistics"""</text:p>
      <text:p text:style-name="P4"><text:span text:style-name="T3">stats</text:span> <text:span text:style-name="T4">=</text:span> {</text:p>
      <text:p text:style-name="P4"><text:span text:style-name="T5">'Mean wind speed'</text:span>: <text:span text:style-name="T7">f</text:span><text:span text:style-name="T5">"</text:span><text:span text:style-name="T7">{</text:span><text:span text:style-name="T3">df</text:span>[<text:span text:style-name="T5">'wind_speed_10m'</text:span>].mean()<text:span text:style-name="T7">:.2f}</text:span><text:span text:style-name="T5"> m/s"</text:span>,</text:p>
      <text:p text:style-name="P4"><text:span text:style-name="T5">'Median wind speed'</text:span>: <text:span text:style-name="T7">f</text:span><text:span text:style-name="T5">"</text:span><text:span text:style-name="T7">{</text:span><text:span text:style-name="T3">df</text:span>[<text:span text:style-name="T5">'wind_speed_10m'</text:span>].median()<text:span text:style-name="T7">:.2f}</text:span><text:span text:style-name="T5"> m/s"</text:span>,</text:p>
      <text:p text:style-name="P4"><text:span text:style-name="T5">'Std wind speed'</text:span>: <text:span text:style-name="T7">f</text:span><text:span text:style-name="T5">"</text:span><text:span text:style-name="T7">{</text:span><text:span text:style-name="T3">df</text:span>[<text:span text:style-name="T5">'wind_speed_10m'</text:span>].std()<text:span text:style-name="T7">:.2f}</text:span><text:span text:style-name="T5"> m/s"</text:span>,</text:p>
      <text:p text:style-name="P4"><text:span text:style-name="T5">'Max wind speed'</text:span>: <text:span text:style-name="T7">f</text:span><text:span text:style-name="T5">"</text:span><text:span text:style-name="T7">{</text:span><text:span text:style-name="T3">df</text:span>[<text:span text:style-name="T5">'wind_speed_10m'</text:span>].max()<text:span text:style-name="T7">:.2f}</text:span><text:span text:style-name="T5"> m/s"</text:span>,</text:p>
      <text:p text:style-name="P4"><text:span text:style-name="T5">'Mean temperature'</text:span>: <text:span text:style-name="T7">f</text:span><text:span text:style-name="T5">"</text:span><text:span text:style-name="T7">{</text:span><text:span text:style-name="T3">df</text:span>[<text:span text:style-name="T5">'temperature_2m'</text:span>].mean()<text:span text:style-name="T7">:.2f}</text:span><text:span text:style-name="T5"> °C"</text:span>,</text:p>
      <text:p text:style-name="P4">}</text:p>
      <text:p text:style-name="P4"><text:span text:style-name="T3">self</text:span>.<text:span text:style-name="T3">logger</text:span>.<text:span text:style-name="T6">info</text:span>(<text:span text:style-name="T5">"Charara Wind Statistics:"</text:span>)</text:p>
      <text:p text:style-name="P4"><text:span text:style-name="T1">for</text:span> <text:span text:style-name="T3">key</text:span>, <text:span text:style-name="T3">value</text:span> <text:span text:style-name="T1">in</text:span> <text:span text:style-name="T3">stats</text:span>.<text:span text:style-name="T6">items</text:span>():</text:p>
      <text:p text:style-name="P4"><text:span text:style-name="T3">self</text:span>.<text:span text:style-name="T3">logger</text:span>.<text:span text:style-name="T6">info</text:span>(<text:span text:style-name="T7">f</text:span><text:span text:style-name="T5">" </text:span><text:span text:style-name="T7">{</text:span><text:span text:style-name="T3">key</text:span><text:span text:style-name="T7">}</text:span><text:span text:style-name="T5">: </text:span><text:span text:style-name="T7">{</text:span><text:span text:style-name="T3">value</text:span><text:span text:style-name="T7">}</text:span><text:span text:style-name="T5">"</text:span>)</text:p>
      <text:p text:style-name="P1"># Save statistics to file</text:p>
      <text:p text:style-name="P4"><text:span text:style-name="T3">stats_file</text:span> <text:span text:style-name="T4">=</text:span> <text:span text:style-name="T3">self</text:span>.<text:span text:style-name="T3">project_dir</text:span> <text:span text:style-name="T6">/</text:span> <text:span text:style-name="T5">'outputs'</text:span> <text:span text:style-name="T6">/</text:span> <text:span text:style-name="T5">'charara_statistics.txt'</text:span></text:p>
      <text:p text:style-name="P4"><text:span text:style-name="T1">with</text:span> <text:span text:style-name="T6">open</text:span>(<text:span text:style-name="T3">stats_file</text:span>, <text:span text:style-name="T5">'w'</text:span>) <text:span text:style-name="T1">as</text:span> <text:span text:style-name="T3">f</text:span>:</text:p>
      <text:p text:style-name="P4"><text:span text:style-name="T3">f</text:span>.<text:span text:style-name="T6">write</text:span>(<text:span text:style-name="T5">"CHARARA WIND STATISTICS (ERA5)</text:span><text:span text:style-name="T11">\n</text:span><text:span text:style-name="T5">"</text:span>)</text:p>
      <text:p text:style-name="P4"><text:span text:style-name="T3">f</text:span>.<text:span text:style-name="T6">write</text:span>(<text:span text:style-name="T5">"="</text:span> <text:span text:style-name="T4">*</text:span> <text:span text:style-name="T8">40</text:span> <text:span text:style-name="T4">+</text:span> <text:span text:style-name="T5">"</text:span><text:span text:style-name="T11">\n\n</text:span><text:span text:style-name="T5">"</text:span>)</text:p>
      <text:p text:style-name="P4"><text:span text:style-name="T1">for</text:span> <text:span text:style-name="T3">key</text:span>, <text:span text:style-name="T3">value</text:span> <text:span text:style-name="T1">in</text:span> <text:span text:style-name="T3">stats</text:span>.<text:span text:style-name="T6">items</text:span>():</text:p>
      <text:p text:style-name="P4"><text:span text:style-name="T3">f</text:span>.<text:span text:style-name="T6">write</text:span>(<text:span text:style-name="T7">f</text:span><text:span text:style-name="T5">"</text:span><text:span text:style-name="T7">{</text:span><text:span text:style-name="T3">key</text:span><text:span text:style-name="T7">}</text:span><text:span text:style-name="T5">: </text:span><text:span text:style-name="T7">{</text:span><text:span text:style-name="T3">value</text:span><text:span text:style-name="T7">}</text:span><text:span text:style-name="T11">\n</text:span><text:span text:style-name="T5">"</text:span>)</text:p>
      <text:p text:style-name="P4"><text:span text:style-name="T3">self</text:span>.<text:span text:style-name="T3">logger</text:span>.<text:span text:style-name="T6">info</text:span>(<text:span text:style-name="T7">f</text:span><text:span text:style-name="T5">"Statistics saved: </text:span><text:span text:style-name="T7">{</text:span><text:span text:style-name="T3">stats_file</text:span><text:span text:style-name="T7">}</text:span><text:span text:style-name="T5">"</text:span>)</text:p>
      <text:p text:style-name="P4"><text:span text:style-name="T7">def</text:span> <text:span text:style-name="T6">create_basic_plots</text:span>(<text:span text:style-name="T3">self</text:span>, <text:span text:style-name="T3">df</text:span>):</text:p>
      <text:p text:style-name="P3">"""Create basic wind analysis plots"""</text:p>
      <text:p text:style-name="P4"><text:span text:style-name="T3">self</text:span>.<text:span text:style-name="T3">logger</text:span>.<text:span text:style-name="T6">info</text:span>(<text:span text:style-name="T5">"Creating basic plots..."</text:span>)</text:p>
      <text:p text:style-name="P4"><text:span text:style-name="T3">plots_dir</text:span> <text:span text:style-name="T4">=</text:span> <text:span text:style-name="T3">self</text:span>.<text:span text:style-name="T3">project_dir</text:span> <text:span text:style-name="T6">/</text:span> <text:span text:style-name="T5">'outputs'</text:span> <text:span text:style-name="T6">/</text:span> <text:span text:style-name="T5">'plots'</text:span></text:p>
      <text:p text:style-name="P4"><text:span text:style-name="T3">plots_dir</text:span>.<text:span text:style-name="T6">mkdir</text:span>(<text:span text:style-name="T3">parents</text:span><text:span text:style-name="T4">=</text:span><text:span text:style-name="T7">True</text:span>, <text:span text:style-name="T3">exist_ok</text:span><text:span text:style-name="T4">=</text:span><text:span text:style-name="T7">True</text:span>)</text:p>
      <text:p text:style-name="P1"># 1. Time series plot</text:p>
      <text:p text:style-name="P4"><text:span text:style-name="T2">plt</text:span>.<text:span text:style-name="T6">figure</text:span>(<text:span text:style-name="T3">figsize</text:span><text:span text:style-name="T4">=</text:span>(<text:span text:style-name="T8">12</text:span>, <text:span text:style-name="T8">8</text:span>))</text:p>
      <text:p text:style-name="P4"><text:span text:style-name="T2">plt</text:span>.<text:span text:style-name="T6">subplot</text:span>(<text:span text:style-name="T8">3</text:span>, <text:span text:style-name="T8">1</text:span>, <text:span text:style-name="T8">1</text:span>)</text:p>
      <text:p text:style-name="P4"><text:span text:style-name="T2">plt</text:span>.<text:span text:style-name="T6">plot</text:span>(<text:span text:style-name="T3">df</text:span>.index, <text:span text:style-name="T3">df</text:span>[<text:span text:style-name="T5">'wind_speed_10m'</text:span>], <text:span text:style-name="T5">'b-'</text:span>, <text:span text:style-name="T3">alpha</text:span><text:span text:style-name="T4">=</text:span><text:span text:style-name="T8">0.7</text:span>, <text:span text:style-name="T3">linewidth</text:span><text:span text:style-name="T4">=</text:span><text:span text:style-name="T8">0.5</text:span>)</text:p>
      <text:p text:style-name="P4"><text:span text:style-name="T2">plt</text:span>.<text:span text:style-name="T6">ylabel</text:span>(<text:span text:style-name="T5">'Wind Speed (m/s)'</text:span>)</text:p>
      <text:p text:style-name="P4"><text:span text:style-name="T2">plt</text:span>.<text:span text:style-name="T6">title</text:span>(<text:span text:style-name="T5">'Charara Wind Speed - ERA5'</text:span>)</text:p>
      <text:p text:style-name="P4"><text:span text:style-name="T2">plt</text:span>.<text:span text:style-name="T6">grid</text:span>(<text:span text:style-name="T7">True</text:span>, <text:span text:style-name="T3">alpha</text:span><text:span text:style-name="T4">=</text:span><text:span text:style-name="T8">0.3</text:span>)</text:p>
      <text:p text:style-name="P4"><text:span text:style-name="T2">plt</text:span>.<text:span text:style-name="T6">subplot</text:span>(<text:span text:style-name="T8">3</text:span>, <text:span text:style-name="T8">1</text:span>, <text:span text:style-name="T8">2</text:span>)</text:p>
      <text:p text:style-name="P4"><text:span text:style-name="T2">plt</text:span>.<text:span text:style-name="T6">plot</text:span>(<text:span text:style-name="T3">df</text:span>.index, <text:span text:style-name="T3">df</text:span>[<text:span text:style-name="T5">'temperature_2m'</text:span>], <text:span text:style-name="T5">'r-'</text:span>, <text:span text:style-name="T3">alpha</text:span><text:span text:style-name="T4">=</text:span><text:span text:style-name="T8">0.7</text:span>, <text:span text:style-name="T3">linewidth</text:span><text:span text:style-name="T4">=</text:span><text:span text:style-name="T8">0.5</text:span>)</text:p>
      <text:p text:style-name="P4"><text:span text:style-name="T2">plt</text:span>.<text:span text:style-name="T6">ylabel</text:span>(<text:span text:style-name="T5">'Temperature (°C)'</text:span>)</text:p>
      <text:p text:style-name="P4"><text:span text:style-name="T2">plt</text:span>.<text:span text:style-name="T6">grid</text:span>(<text:span text:style-name="T7">True</text:span>, <text:span text:style-name="T3">alpha</text:span><text:span text:style-name="T4">=</text:span><text:span text:style-name="T8">0.3</text:span>)</text:p>
      <text:p text:style-name="P4"><text:span text:style-name="T2">plt</text:span>.<text:span text:style-name="T6">subplot</text:span>(<text:span text:style-name="T8">3</text:span>, <text:span text:style-name="T8">1</text:span>, <text:span text:style-name="T8">3</text:span>)</text:p>
      <text:p text:style-name="P4"><text:span text:style-name="T2">plt</text:span>.<text:span text:style-name="T6">plot</text:span>(<text:span text:style-name="T3">df</text:span>.index, <text:span text:style-name="T3">df</text:span>[<text:span text:style-name="T5">'wind_dir_10m'</text:span>], <text:span text:style-name="T5">'g-'</text:span>, <text:span text:style-name="T3">alpha</text:span><text:span text:style-name="T4">=</text:span><text:span text:style-name="T8">0.7</text:span>, <text:span text:style-name="T3">linewidth</text:span><text:span text:style-name="T4">=</text:span><text:span text:style-name="T8">0.5</text:span>)</text:p>
      <text:p text:style-name="P4"><text:soft-page-break/><text:span text:style-name="T2">plt</text:span>.<text:span text:style-name="T6">ylabel</text:span>(<text:span text:style-name="T5">'Wind Direction (°)'</text:span>)</text:p>
      <text:p text:style-name="P4"><text:span text:style-name="T2">plt</text:span>.<text:span text:style-name="T6">xlabel</text:span>(<text:span text:style-name="T5">'Time'</text:span>)</text:p>
      <text:p text:style-name="P4"><text:span text:style-name="T2">plt</text:span>.<text:span text:style-name="T6">grid</text:span>(<text:span text:style-name="T7">True</text:span>, <text:span text:style-name="T3">alpha</text:span><text:span text:style-name="T4">=</text:span><text:span text:style-name="T8">0.3</text:span>)</text:p>
      <text:p text:style-name="P4"><text:span text:style-name="T2">plt</text:span>.<text:span text:style-name="T6">tight_layout</text:span>()</text:p>
      <text:p text:style-name="P4"><text:span text:style-name="T3">ts_plot</text:span> <text:span text:style-name="T4">=</text:span> <text:span text:style-name="T3">plots_dir</text:span> <text:span text:style-name="T6">/</text:span> <text:span text:style-name="T5">'charara_wind_timeseries.png'</text:span></text:p>
      <text:p text:style-name="P4"><text:span text:style-name="T2">plt</text:span>.<text:span text:style-name="T6">savefig</text:span>(<text:span text:style-name="T3">ts_plot</text:span>, <text:span text:style-name="T3">dpi</text:span><text:span text:style-name="T4">=</text:span><text:span text:style-name="T8">150</text:span>, <text:span text:style-name="T3">bbox_inches</text:span><text:span text:style-name="T4">=</text:span><text:span text:style-name="T5">'tight'</text:span>)</text:p>
      <text:p text:style-name="P4"><text:span text:style-name="T2">plt</text:span>.<text:span text:style-name="T6">close</text:span>()</text:p>
      <text:p text:style-name="P4"><text:span text:style-name="T3">self</text:span>.<text:span text:style-name="T3">logger</text:span>.<text:span text:style-name="T6">info</text:span>(<text:span text:style-name="T7">f</text:span><text:span text:style-name="T5">"Created: </text:span><text:span text:style-name="T7">{</text:span><text:span text:style-name="T3">ts_plot</text:span><text:span text:style-name="T7">}</text:span><text:span text:style-name="T5">"</text:span>)</text:p>
      <text:p text:style-name="P1"># 2. Diurnal cycle</text:p>
      <text:p text:style-name="P4"><text:span text:style-name="T3">df</text:span>[<text:span text:style-name="T5">'hour'</text:span>] <text:span text:style-name="T4">=</text:span> <text:span text:style-name="T3">df</text:span>.index.hour</text:p>
      <text:p text:style-name="P4"><text:span text:style-name="T3">diurnal_speed</text:span> <text:span text:style-name="T4">=</text:span> <text:span text:style-name="T3">df</text:span>.groupby(<text:span text:style-name="T5">'hour'</text:span>)[<text:span text:style-name="T5">'wind_speed_10m'</text:span>].mean()</text:p>
      <text:p text:style-name="P4"><text:span text:style-name="T3">diurnal_temp</text:span> <text:span text:style-name="T4">=</text:span> <text:span text:style-name="T3">df</text:span>.groupby(<text:span text:style-name="T5">'hour'</text:span>)[<text:span text:style-name="T5">'temperature_2m'</text:span>].mean()</text:p>
      <text:p text:style-name="P4"><text:span text:style-name="T3">fig</text:span>, (<text:span text:style-name="T3">ax1</text:span>, <text:span text:style-name="T3">ax2</text:span>) <text:span text:style-name="T4">=</text:span> <text:span text:style-name="T2">plt</text:span>.<text:span text:style-name="T6">subplots</text:span>(<text:span text:style-name="T8">2</text:span>, <text:span text:style-name="T8">1</text:span>, <text:span text:style-name="T3">figsize</text:span><text:span text:style-name="T4">=</text:span>(<text:span text:style-name="T8">10</text:span>, <text:span text:style-name="T8">8</text:span>))</text:p>
      <text:p text:style-name="P4"><text:span text:style-name="T3">ax1</text:span>.plot(<text:span text:style-name="T3">diurnal_speed</text:span>.index, <text:span text:style-name="T3">diurnal_speed</text:span>.values, <text:span text:style-name="T5">'b-o'</text:span>, <text:span text:style-name="T3">linewidth</text:span><text:span text:style-name="T4">=</text:span><text:span text:style-name="T8">2</text:span>)</text:p>
      <text:p text:style-name="P4"><text:span text:style-name="T3">ax1</text:span>.set_xlabel(<text:span text:style-name="T5">'Hour of Day'</text:span>)</text:p>
      <text:p text:style-name="P4"><text:span text:style-name="T3">ax1</text:span>.set_ylabel(<text:span text:style-name="T5">'Wind Speed (m/s)'</text:span>)</text:p>
      <text:p text:style-name="P4"><text:span text:style-name="T3">ax1</text:span>.set_title(<text:span text:style-name="T5">'Diurnal Cycle - Wind Speed'</text:span>)</text:p>
      <text:p text:style-name="P4"><text:span text:style-name="T3">ax1</text:span>.grid(<text:span text:style-name="T7">True</text:span>, <text:span text:style-name="T3">alpha</text:span><text:span text:style-name="T4">=</text:span><text:span text:style-name="T8">0.3</text:span>)</text:p>
      <text:p text:style-name="P4"><text:span text:style-name="T3">ax1</text:span>.set_xticks(<text:span text:style-name="T2">range</text:span>(<text:span text:style-name="T8">0</text:span>, <text:span text:style-name="T8">24</text:span>, <text:span text:style-name="T8">3</text:span>))</text:p>
      <text:p text:style-name="P4"><text:span text:style-name="T3">ax2</text:span>.plot(<text:span text:style-name="T3">diurnal_temp</text:span>.index, <text:span text:style-name="T3">diurnal_temp</text:span>.values, <text:span text:style-name="T5">'r-o'</text:span>, <text:span text:style-name="T3">linewidth</text:span><text:span text:style-name="T4">=</text:span><text:span text:style-name="T8">2</text:span>)</text:p>
      <text:p text:style-name="P4"><text:span text:style-name="T3">ax2</text:span>.set_xlabel(<text:span text:style-name="T5">'Hour of Day'</text:span>)</text:p>
      <text:p text:style-name="P4"><text:span text:style-name="T3">ax2</text:span>.set_ylabel(<text:span text:style-name="T5">'Temperature (°C)'</text:span>)</text:p>
      <text:p text:style-name="P4"><text:span text:style-name="T3">ax2</text:span>.set_title(<text:span text:style-name="T5">'Diurnal Cycle - Temperature'</text:span>)</text:p>
      <text:p text:style-name="P4"><text:span text:style-name="T3">ax2</text:span>.grid(<text:span text:style-name="T7">True</text:span>, <text:span text:style-name="T3">alpha</text:span><text:span text:style-name="T4">=</text:span><text:span text:style-name="T8">0.3</text:span>)</text:p>
      <text:p text:style-name="P4"><text:span text:style-name="T3">ax2</text:span>.set_xticks(<text:span text:style-name="T2">range</text:span>(<text:span text:style-name="T8">0</text:span>, <text:span text:style-name="T8">24</text:span>, <text:span text:style-name="T8">3</text:span>))</text:p>
      <text:p text:style-name="P4"><text:span text:style-name="T2">plt</text:span>.<text:span text:style-name="T6">tight_layout</text:span>()</text:p>
      <text:p text:style-name="P4"><text:span text:style-name="T3">diurnal_plot</text:span> <text:span text:style-name="T4">=</text:span> <text:span text:style-name="T3">plots_dir</text:span> <text:span text:style-name="T6">/</text:span> <text:span text:style-name="T5">'charara_diurnal_cycle.png'</text:span></text:p>
      <text:p text:style-name="P4"><text:span text:style-name="T2">plt</text:span>.<text:span text:style-name="T6">savefig</text:span>(<text:span text:style-name="T3">diurnal_plot</text:span>, <text:span text:style-name="T3">dpi</text:span><text:span text:style-name="T4">=</text:span><text:span text:style-name="T8">150</text:span>, <text:span text:style-name="T3">bbox_inches</text:span><text:span text:style-name="T4">=</text:span><text:span text:style-name="T5">'tight'</text:span>)</text:p>
      <text:p text:style-name="P4"><text:span text:style-name="T2">plt</text:span>.<text:span text:style-name="T6">close</text:span>()</text:p>
      <text:p text:style-name="P4"><text:span text:style-name="T3">self</text:span>.<text:span text:style-name="T3">logger</text:span>.<text:span text:style-name="T6">info</text:span>(<text:span text:style-name="T7">f</text:span><text:span text:style-name="T5">"Created: </text:span><text:span text:style-name="T7">{</text:span><text:span text:style-name="T3">diurnal_plot</text:span><text:span text:style-name="T7">}</text:span><text:span text:style-name="T5">"</text:span>)</text:p>
      <text:p text:style-name="P1"># 3. Wind rose (if windrose package is available)</text:p>
      <text:p text:style-name="P4"><text:span text:style-name="T1">try</text:span>:</text:p>
      <text:p text:style-name="P4"><text:span text:style-name="T1">from</text:span> <text:span text:style-name="T2">windrose</text:span> <text:span text:style-name="T1">import</text:span> <text:span text:style-name="T2">WindroseAxes</text:span></text:p>
      <text:p text:style-name="P4"><text:span text:style-name="T3">fig</text:span> <text:span text:style-name="T4">=</text:span> <text:span text:style-name="T2">plt</text:span>.<text:span text:style-name="T6">figure</text:span>(<text:span text:style-name="T3">figsize</text:span><text:span text:style-name="T4">=</text:span>(<text:span text:style-name="T8">10</text:span>, <text:span text:style-name="T8">8</text:span>))</text:p>
      <text:p text:style-name="P4"><text:span text:style-name="T3">ax</text:span> <text:span text:style-name="T4">=</text:span> <text:span text:style-name="T2">WindroseAxes</text:span>.<text:span text:style-name="T6">from_ax</text:span>(<text:span text:style-name="T3">fig</text:span><text:span text:style-name="T4">=</text:span><text:span text:style-name="T3">fig</text:span>)</text:p>
      <text:p text:style-name="P4"><text:span text:style-name="T3">ax</text:span>.<text:span text:style-name="T6">bar</text:span>(<text:span text:style-name="T3">df</text:span>[<text:span text:style-name="T5">'wind_dir_10m'</text:span>], <text:span text:style-name="T3">df</text:span>[<text:span text:style-name="T5">'wind_speed_10m'</text:span>],</text:p>
      <text:p text:style-name="P4"><text:span text:style-name="T3">normed</text:span><text:span text:style-name="T4">=</text:span><text:span text:style-name="T7">True</text:span>, <text:span text:style-name="T3">opening</text:span><text:span text:style-name="T4">=</text:span><text:span text:style-name="T8">0.8</text:span>, <text:span text:style-name="T3">edgecolor</text:span><text:span text:style-name="T4">=</text:span><text:span text:style-name="T5">'white'</text:span>,</text:p>
      <text:p text:style-name="P4"><text:span text:style-name="T3">bins</text:span><text:span text:style-name="T4">=</text:span>[<text:span text:style-name="T8">0</text:span>, <text:span text:style-name="T8">2</text:span>, <text:span text:style-name="T8">5</text:span>, <text:span text:style-name="T8">8</text:span>, <text:span text:style-name="T8">12</text:span>, <text:span text:style-name="T8">20</text:span>])</text:p>
      <text:p text:style-name="P4"><text:span text:style-name="T3">ax</text:span>.<text:span text:style-name="T6">set_legend</text:span>(<text:span text:style-name="T3">title</text:span><text:span text:style-name="T4">=</text:span><text:span text:style-name="T5">'Wind Speed (m/s)'</text:span>, <text:span text:style-name="T3">loc</text:span><text:span text:style-name="T4">=</text:span><text:span text:style-name="T5">'lower left'</text:span>)</text:p>
      <text:p text:style-name="P4"><text:span text:style-name="T3">ax</text:span>.<text:span text:style-name="T6">set_title</text:span>(<text:span text:style-name="T5">'Charara Wind Rose - ERA5'</text:span>)</text:p>
      <text:p text:style-name="P4"><text:span text:style-name="T3">windrose_plot</text:span> <text:span text:style-name="T4">=</text:span> <text:span text:style-name="T3">plots_dir</text:span> <text:span text:style-name="T6">/</text:span> <text:span text:style-name="T5">'charara_windrose.png'</text:span></text:p>
      <text:p text:style-name="P4"><text:span text:style-name="T2">plt</text:span>.<text:span text:style-name="T6">savefig</text:span>(<text:span text:style-name="T3">windrose_plot</text:span>, <text:span text:style-name="T3">dpi</text:span><text:span text:style-name="T4">=</text:span><text:span text:style-name="T8">150</text:span>, <text:span text:style-name="T3">bbox_inches</text:span><text:span text:style-name="T4">=</text:span><text:span text:style-name="T5">'tight'</text:span>)</text:p>
      <text:p text:style-name="P4"><text:span text:style-name="T2">plt</text:span>.<text:span text:style-name="T6">close</text:span>()</text:p>
      <text:p text:style-name="P4"><text:span text:style-name="T3">self</text:span>.<text:span text:style-name="T3">logger</text:span>.<text:span text:style-name="T6">info</text:span>(<text:span text:style-name="T7">f</text:span><text:span text:style-name="T5">"Created: </text:span><text:span text:style-name="T7">{</text:span><text:span text:style-name="T3">windrose_plot</text:span><text:span text:style-name="T7">}</text:span><text:span text:style-name="T5">"</text:span>)</text:p>
      <text:p text:style-name="P4"><text:span text:style-name="T1">except</text:span> <text:span text:style-name="T2">ImportError</text:span>:</text:p>
      <text:p text:style-name="P4"><text:span text:style-name="T3">self</text:span>.<text:span text:style-name="T3">logger</text:span>.<text:span text:style-name="T6">warning</text:span>(<text:span text:style-name="T5">"Windrose library not installed. Install with: pip install windrose"</text:span>)</text:p>
      <text:p text:style-name="P4"><text:span text:style-name="T3">self</text:span>.<text:span text:style-name="T3">logger</text:span>.<text:span text:style-name="T6">info</text:span>(<text:span text:style-name="T5">"Plot creation complete!"</text:span>)</text:p>
      <text:p text:style-name="P2"/>
      <text:p text:style-name="P4"><text:span text:style-name="T7">def</text:span> <text:span text:style-name="T6">main</text:span>():</text:p>
      <text:p text:style-name="P3">"""Main function to run ERA5 analysis"""</text:p>
      <text:p text:style-name="P4"><text:soft-page-break/><text:span text:style-name="T6">print</text:span>(<text:span text:style-name="T5">"="</text:span> <text:span text:style-name="T4">*</text:span> <text:span text:style-name="T8">60</text:span>)</text:p>
      <text:p text:style-name="P4"><text:span text:style-name="T6">print</text:span>(<text:span text:style-name="T5">"ERA5 ANALYSIS FOR KARIBA WIND STUDY"</text:span>)</text:p>
      <text:p text:style-name="P4"><text:span text:style-name="T6">print</text:span>(<text:span text:style-name="T5">"="</text:span> <text:span text:style-name="T4">*</text:span> <text:span text:style-name="T8">60</text:span>)</text:p>
      <text:p text:style-name="P1"># Initialize downloader</text:p>
      <text:p text:style-name="P4"><text:span text:style-name="T3">downloader</text:span> <text:span text:style-name="T4">=</text:span> <text:span text:style-name="T2">ERA5Downloader</text:span>()</text:p>
      <text:p text:style-name="P1"># Ask user what to do</text:p>
      <text:p text:style-name="P4"><text:span text:style-name="T6">print</text:span>(<text:span text:style-name="T5">"</text:span><text:span text:style-name="T11">\n</text:span><text:span text:style-name="T5">What would you like to do?"</text:span>)</text:p>
      <text:p text:style-name="P4"><text:span text:style-name="T6">print</text:span>(<text:span text:style-name="T5">"1. Download ERA5 data (requires CDS API key)"</text:span>)</text:p>
      <text:p text:style-name="P4"><text:span text:style-name="T6">print</text:span>(<text:span text:style-name="T5">"2. Process existing ERA5 files"</text:span>)</text:p>
      <text:p text:style-name="P4"><text:span text:style-name="T6">print</text:span>(<text:span text:style-name="T5">"3. Quick test (no download)"</text:span>)</text:p>
      <text:p text:style-name="P4"><text:span text:style-name="T3">choice</text:span> <text:span text:style-name="T4">=</text:span> <text:span text:style-name="T6">input</text:span>(<text:span text:style-name="T5">"</text:span><text:span text:style-name="T11">\n</text:span><text:span text:style-name="T5">Enter choice (1-3): "</text:span>).<text:span text:style-name="T6">strip</text:span>()</text:p>
      <text:p text:style-name="P4"><text:span text:style-name="T1">if</text:span> <text:span text:style-name="T3">choice</text:span> <text:span text:style-name="T4">==</text:span> <text:span text:style-name="T5">'1'</text:span>:</text:p>
      <text:p text:style-name="P1"># Download data</text:p>
      <text:p text:style-name="P4"><text:span text:style-name="T3">start_year</text:span> <text:span text:style-name="T4">=</text:span> <text:span text:style-name="T6">input</text:span>(<text:span text:style-name="T7">f</text:span><text:span text:style-name="T5">"Start year [</text:span><text:span text:style-name="T7">{</text:span><text:span text:style-name="T3">downloader</text:span>.<text:span text:style-name="T3">config</text:span>[<text:span text:style-name="T5">'project'</text:span>][<text:span text:style-name="T5">'start_year'</text:span>]<text:span text:style-name="T7">}</text:span><text:span text:style-name="T5">]: "</text:span>).<text:span text:style-name="T6">strip</text:span>()</text:p>
      <text:p text:style-name="P4"><text:span text:style-name="T3">end_year</text:span> <text:span text:style-name="T4">=</text:span> <text:span text:style-name="T6">input</text:span>(<text:span text:style-name="T7">f</text:span><text:span text:style-name="T5">"End year [</text:span><text:span text:style-name="T7">{</text:span><text:span text:style-name="T3">downloader</text:span>.<text:span text:style-name="T3">config</text:span>[<text:span text:style-name="T5">'project'</text:span>][<text:span text:style-name="T5">'end_year'</text:span>]<text:span text:style-name="T7">}</text:span><text:span text:style-name="T5">]: "</text:span>).<text:span text:style-name="T6">strip</text:span>()</text:p>
      <text:p text:style-name="P4"><text:span text:style-name="T3">start_year</text:span> <text:span text:style-name="T4">=</text:span> <text:span text:style-name="T2">int</text:span>(<text:span text:style-name="T3">start_year</text:span>) <text:span text:style-name="T1">if</text:span> <text:span text:style-name="T3">start_year</text:span> <text:span text:style-name="T1">else</text:span> <text:span text:style-name="T3">downloader</text:span>.<text:span text:style-name="T3">config</text:span>[<text:span text:style-name="T5">'project'</text:span>][<text:span text:style-name="T5">'start_year'</text:span>]</text:p>
      <text:p text:style-name="P4"><text:span text:style-name="T3">end_year</text:span> <text:span text:style-name="T4">=</text:span> <text:span text:style-name="T2">int</text:span>(<text:span text:style-name="T3">end_year</text:span>) <text:span text:style-name="T1">if</text:span> <text:span text:style-name="T3">end_year</text:span> <text:span text:style-name="T1">else</text:span> <text:span text:style-name="T3">downloader</text:span>.<text:span text:style-name="T3">config</text:span>[<text:span text:style-name="T5">'project'</text:span>][<text:span text:style-name="T5">'end_year'</text:span>]</text:p>
      <text:p text:style-name="P4"><text:span text:style-name="T6">print</text:span>(<text:span text:style-name="T7">f</text:span><text:span text:style-name="T5">"</text:span><text:span text:style-name="T11">\n</text:span><text:span text:style-name="T5">Downloading ERA5 data for </text:span><text:span text:style-name="T7">{</text:span><text:span text:style-name="T3">start_year</text:span><text:span text:style-name="T7">}</text:span><text:span text:style-name="T5">-</text:span><text:span text:style-name="T7">{</text:span><text:span text:style-name="T3">end_year</text:span><text:span text:style-name="T7">}</text:span><text:span text:style-name="T5">..."</text:span>)</text:p>
      <text:p text:style-name="P4"><text:span text:style-name="T6">print</text:span>(<text:span text:style-name="T5">"This may take a while (especially for 30 years)."</text:span>)</text:p>
      <text:p text:style-name="P4"><text:span text:style-name="T6">print</text:span>(<text:span text:style-name="T5">"Make sure you have configured ~/.cdsapirc with your API key."</text:span>)</text:p>
      <text:p text:style-name="P4"><text:span text:style-name="T3">confirm</text:span> <text:span text:style-name="T4">=</text:span> <text:span text:style-name="T6">input</text:span>(<text:span text:style-name="T5">"</text:span><text:span text:style-name="T11">\n</text:span><text:span text:style-name="T5">Continue? (y/n): "</text:span>).<text:span text:style-name="T6">strip</text:span>().<text:span text:style-name="T6">lower</text:span>()</text:p>
      <text:p text:style-name="P4"><text:span text:style-name="T1">if</text:span> <text:span text:style-name="T3">confirm</text:span> <text:span text:style-name="T4">!=</text:span> <text:span text:style-name="T5">'y'</text:span>:</text:p>
      <text:p text:style-name="P4"><text:span text:style-name="T6">print</text:span>(<text:span text:style-name="T5">"Download cancelled."</text:span>)</text:p>
      <text:p text:style-name="P5">return</text:p>
      <text:p text:style-name="P1"># Download data</text:p>
      <text:p text:style-name="P4"><text:span text:style-name="T3">files</text:span> <text:span text:style-name="T4">=</text:span> <text:span text:style-name="T3">downloader</text:span>.<text:span text:style-name="T6">download_data</text:span>(<text:span text:style-name="T3">start_year</text:span>, <text:span text:style-name="T3">end_year</text:span>)</text:p>
      <text:p text:style-name="P4"><text:span text:style-name="T1">if</text:span> <text:span text:style-name="T3">files</text:span>:</text:p>
      <text:p text:style-name="P1"># Process downloaded data</text:p>
      <text:p text:style-name="P4"><text:span text:style-name="T3">ds</text:span> <text:span text:style-name="T4">=</text:span> <text:span text:style-name="T3">downloader</text:span>.<text:span text:style-name="T6">process_downloaded_data</text:span>(<text:span text:style-name="T3">files</text:span>)</text:p>
      <text:p text:style-name="P4"><text:span text:style-name="T1">if</text:span> <text:span text:style-name="T3">ds</text:span> <text:span text:style-name="T7">is</text:span> <text:span text:style-name="T7">not</text:span> <text:span text:style-name="T7">None</text:span>:</text:p>
      <text:p text:style-name="P1"># Extract Charara data</text:p>
      <text:p text:style-name="P4"><text:span text:style-name="T3">df</text:span> <text:span text:style-name="T4">=</text:span> <text:span text:style-name="T3">downloader</text:span>.<text:span text:style-name="T6">extract_charara_data</text:span>(<text:span text:style-name="T3">ds</text:span>)</text:p>
      <text:p text:style-name="P1"># Create plots</text:p>
      <text:p text:style-name="P4"><text:span text:style-name="T3">downloader</text:span>.<text:span text:style-name="T6">create_basic_plots</text:span>(<text:span text:style-name="T3">df</text:span>)</text:p>
      <text:p text:style-name="P4"><text:span text:style-name="T6">print</text:span>(<text:span text:style-name="T5">"</text:span><text:span text:style-name="T11">\n</text:span><text:span text:style-name="T5">"</text:span> <text:span text:style-name="T4">+</text:span> <text:span text:style-name="T5">"="</text:span> <text:span text:style-name="T4">*</text:span> <text:span text:style-name="T8">60</text:span>)</text:p>
      <text:p text:style-name="P4"><text:span text:style-name="T6">print</text:span>(<text:span text:style-name="T5">"ANALYSIS COMPLETE!"</text:span>)</text:p>
      <text:p text:style-name="P4"><text:span text:style-name="T6">print</text:span>(<text:span text:style-name="T5">"="</text:span> <text:span text:style-name="T4">*</text:span> <text:span text:style-name="T8">60</text:span>)</text:p>
      <text:p text:style-name="P4"><text:span text:style-name="T6">print</text:span>(<text:span text:style-name="T7">f</text:span><text:span text:style-name="T5">"Outputs saved in: </text:span><text:span text:style-name="T7">{</text:span><text:span text:style-name="T3">downloader</text:span>.<text:span text:style-name="T3">project_dir</text:span> <text:span text:style-name="T6">/</text:span> <text:span text:style-name="T5">'outputs'</text:span><text:span text:style-name="T7">}</text:span><text:span text:style-name="T5">"</text:span>)</text:p>
      <text:p text:style-name="P4"><text:span text:style-name="T1">elif</text:span> <text:span text:style-name="T3">choice</text:span> <text:span text:style-name="T4">==</text:span> <text:span text:style-name="T5">'2'</text:span>:</text:p>
      <text:p text:style-name="P1"># Process existing files</text:p>
      <text:p text:style-name="P4"><text:span text:style-name="T6">print</text:span>(<text:span text:style-name="T5">"</text:span><text:span text:style-name="T11">\n</text:span><text:span text:style-name="T5">Processing existing ERA5 files..."</text:span>)</text:p>
      <text:p text:style-name="P4"><text:span text:style-name="T3">ds</text:span> <text:span text:style-name="T4">=</text:span> <text:span text:style-name="T3">downloader</text:span>.<text:span text:style-name="T6">process_downloaded_data</text:span>()</text:p>
      <text:p text:style-name="P4"><text:span text:style-name="T1">if</text:span> <text:span text:style-name="T3">ds</text:span> <text:span text:style-name="T7">is</text:span> <text:span text:style-name="T7">not</text:span> <text:span text:style-name="T7">None</text:span>:</text:p>
      <text:p text:style-name="P4"><text:span text:style-name="T3">df</text:span> <text:span text:style-name="T4">=</text:span> <text:span text:style-name="T3">downloader</text:span>.<text:span text:style-name="T6">extract_charara_data</text:span>(<text:span text:style-name="T3">ds</text:span>)</text:p>
      <text:p text:style-name="P4"><text:span text:style-name="T3">downloader</text:span>.<text:span text:style-name="T6">create_basic_plots</text:span>(<text:span text:style-name="T3">df</text:span>)</text:p>
      <text:p text:style-name="P4"><text:span text:style-name="T6">print</text:span>(<text:span text:style-name="T5">"</text:span><text:span text:style-name="T11">\n</text:span><text:span text:style-name="T5">"</text:span> <text:span text:style-name="T4">+</text:span> <text:span text:style-name="T5">"="</text:span> <text:span text:style-name="T4">*</text:span> <text:span text:style-name="T8">60</text:span>)</text:p>
      <text:p text:style-name="P4"><text:span text:style-name="T6">print</text:span>(<text:span text:style-name="T5">"PROCESSING COMPLETE!"</text:span>)</text:p>
      <text:p text:style-name="P4"><text:span text:style-name="T6">print</text:span>(<text:span text:style-name="T5">"="</text:span> <text:span text:style-name="T4">*</text:span> <text:span text:style-name="T8">60</text:span>)</text:p>
      <text:p text:style-name="P4"><text:span text:style-name="T1">elif</text:span> <text:span text:style-name="T3">choice</text:span> <text:span text:style-name="T4">==</text:span> <text:span text:style-name="T5">'3'</text:span>:</text:p>
      <text:p text:style-name="P1"># Quick test</text:p>
      <text:p text:style-name="P4"><text:soft-page-break/><text:span text:style-name="T6">print</text:span>(<text:span text:style-name="T5">"</text:span><text:span text:style-name="T11">\n</text:span><text:span text:style-name="T5">Running quick test..."</text:span>)</text:p>
      <text:p text:style-name="P4"><text:span text:style-name="T6">print</text:span>(<text:span text:style-name="T7">f</text:span><text:span text:style-name="T5">"Project directory: </text:span><text:span text:style-name="T7">{</text:span><text:span text:style-name="T3">downloader</text:span>.<text:span text:style-name="T3">project_dir</text:span><text:span text:style-name="T7">}</text:span><text:span text:style-name="T5">"</text:span>)</text:p>
      <text:p text:style-name="P4"><text:span text:style-name="T6">print</text:span>(<text:span text:style-name="T7">f</text:span><text:span text:style-name="T5">"Python: </text:span><text:span text:style-name="T7">{</text:span><text:span text:style-name="T2">sys</text:span>.<text:span text:style-name="T3">executable</text:span><text:span text:style-name="T7">}</text:span><text:span text:style-name="T5">"</text:span>)</text:p>
      <text:p text:style-name="P1"># Test imports</text:p>
      <text:p text:style-name="P4"><text:span text:style-name="T3">test_packages</text:span> <text:span text:style-name="T4">=</text:span> [<text:span text:style-name="T5">'numpy'</text:span>, <text:span text:style-name="T5">'pandas'</text:span>, <text:span text:style-name="T5">'xarray'</text:span>, <text:span text:style-name="T5">'matplotlib'</text:span>, <text:span text:style-name="T5">'cdsapi'</text:span>]</text:p>
      <text:p text:style-name="P4"><text:span text:style-name="T1">for</text:span> <text:span text:style-name="T3">package</text:span> <text:span text:style-name="T1">in</text:span> <text:span text:style-name="T3">test_packages</text:span>:</text:p>
      <text:p text:style-name="P4"><text:span text:style-name="T1">try</text:span>:</text:p>
      <text:p text:style-name="P4"><text:span text:style-name="T6">__import__</text:span>(<text:span text:style-name="T3">package</text:span>)</text:p>
      <text:p text:style-name="P4"><text:span text:style-name="T6">print</text:span>(<text:span text:style-name="T7">f</text:span><text:span text:style-name="T5">"✓ </text:span><text:span text:style-name="T7">{</text:span><text:span text:style-name="T3">package</text:span><text:span text:style-name="T7">}</text:span><text:span text:style-name="T5">"</text:span>)</text:p>
      <text:p text:style-name="P4"><text:span text:style-name="T1">except</text:span> <text:span text:style-name="T2">ImportError</text:span>:</text:p>
      <text:p text:style-name="P4"><text:span text:style-name="T6">print</text:span>(<text:span text:style-name="T7">f</text:span><text:span text:style-name="T5">"✗ </text:span><text:span text:style-name="T7">{</text:span><text:span text:style-name="T3">package</text:span><text:span text:style-name="T7">}</text:span><text:span text:style-name="T5">"</text:span>)</text:p>
      <text:p text:style-name="P4"><text:span text:style-name="T6">print</text:span>(<text:span text:style-name="T5">"</text:span><text:span text:style-name="T11">\n</text:span><text:span text:style-name="T5">Test complete!"</text:span>)</text:p>
      <text:p text:style-name="P4"><text:span text:style-name="T1">else</text:span>:</text:p>
      <text:p text:style-name="P4"><text:span text:style-name="T6">print</text:span>(<text:span text:style-name="T5">"Invalid choice."</text:span>)</text:p>
      <text:p text:style-name="P2"/>
      <text:p text:style-name="P4"><text:span text:style-name="T1">if</text:span> <text:span text:style-name="T3">__name__</text:span> <text:span text:style-name="T4">==</text:span> <text:span text:style-name="T5">"__main__"</text:span>:</text:p>
      <text:p text:style-name="P4"><text:span text:style-name="T6">main</text:span>()</text:p>
      <text:p text:style-name="P1">#EOF</text:p>
      <text:p text:style-name="P2"/>
      <text:p text:style-name="P1">#2echo "✓ Created corrected scripts/era5_analysis_01.py"</text:p>
      <text:p text:style-name="P2"/>
      <text:p text:style-name="P1"># Now run it</text:p>
      <text:p text:style-name="P1">#python scripts/era5_analysis_01.py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4T18:40:50.258146181</meta:creation-date>
    <dc:date>2026-01-24T18:43:27.495359368</dc:date>
    <meta:editing-duration>PT2M39S</meta:editing-duration>
    <meta:editing-cycles>1</meta:editing-cycles>
    <meta:document-statistic meta:table-count="0" meta:image-count="0" meta:object-count="0" meta:page-count="9" meta:paragraph-count="416" meta:word-count="1452" meta:character-count="13385" meta:non-whitespace-character-count="12349"/>
    <meta:generator>LibreOffice/25.8.4.2$Linux_X86_64 LibreOffice_project/0366609b1de41a39e1896ae41e33c673f2a73802</meta:generator>
  </office:meta>
</office:document-meta>
</file>